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細明體" svg:font-family="細明體" style:font-family-generic="moder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25.66mm"/>
    </style:style>
    <style:style style:name="co14" style:family="table-column">
      <style:table-column-properties fo:break-before="auto" style:column-width="33.07mm"/>
    </style:style>
    <style:style style:name="co15" style:family="table-column">
      <style:table-column-properties fo:break-before="auto" style:column-width="32.28mm"/>
    </style:style>
    <style:style style:name="co16" style:family="table-column">
      <style:table-column-properties fo:break-before="auto" style:column-width="32.54mm"/>
    </style:style>
    <style:style style:name="co17" style:family="table-column">
      <style:table-column-properties fo:break-before="auto" style:column-width="40.22mm"/>
    </style:style>
    <style:style style:name="co7" style:family="table-column">
      <style:table-column-properties fo:break-before="auto" style:column-width="37.57mm"/>
    </style:style>
    <style:style style:name="co1" style:family="table-column">
      <style:table-column-properties fo:break-before="auto" style:column-width="32.81mm"/>
    </style:style>
    <style:style style:name="co10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37.84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24.61mm"/>
    </style:style>
    <style:style style:name="co22" style:family="table-column">
      <style:table-column-properties fo:break-before="auto" style:column-width="29.63mm"/>
    </style:style>
    <style:style style:name="co23" style:family="table-column">
      <style:table-column-properties fo:break-before="auto" style:column-width="40.48mm"/>
    </style:style>
    <style:style style:name="co24" style:family="table-column">
      <style:table-column-properties fo:break-before="auto" style:column-width="22.49mm"/>
    </style:style>
    <style:style style:name="ro18" style:family="table-row">
      <style:table-row-properties style:row-height="8.15mm" fo:break-before="auto" style:use-optimal-row-height="false"/>
    </style:style>
    <style:style style:name="ro19" style:family="table-row">
      <style:table-row-properties style:row-height="7.57mm" fo:break-before="auto" style:use-optimal-row-height="false"/>
    </style:style>
    <style:style style:name="ro1" style:family="table-row">
      <style:table-row-properties style:row-height="8.8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6.99mm" fo:break-before="auto" style:use-optimal-row-height="false"/>
    </style:style>
    <style:style style:name="ro20" style:family="table-row">
      <style:table-row-properties style:row-height="7.78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ro22" style:family="table-row">
      <style:table-row-properties style:row-height="8.04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23" style:family="table-row">
      <style:table-row-properties style:row-height="9.15mm" fo:break-before="auto" style:use-optimal-row-height="false"/>
    </style:style>
    <style:style style:name="ro24" style:family="table-row">
      <style:table-row-properties style:row-height="6.35mm" fo:break-before="auto" style:use-optimal-row-height="false"/>
    </style:style>
    <style:style style:name="ro25" style:family="table-row">
      <style:table-row-properties style:row-height="7.09mm" fo:break-before="auto" style:use-optimal-row-height="false"/>
    </style:style>
    <style:style style:name="ro26" style:family="table-row">
      <style:table-row-properties style:row-height="1.06mm" fo:break-before="auto" style:use-optimal-row-height="false"/>
    </style:style>
    <style:style style:name="ro17" style:family="table-row">
      <style:table-row-properties style:row-height="5.72mm" fo:break-before="auto" style:use-optimal-row-height="true"/>
    </style:style>
    <style:style style:name="ro27" style:family="table-row">
      <style:table-row-properties style:row-height="5.72mm" fo:break-before="auto" style:use-optimal-row-height="false"/>
    </style:style>
    <style:style style:name="ro28" style:family="table-row">
      <style:table-row-properties style:row-height="5.29mm" fo:break-before="auto" style:use-optimal-row-height="false"/>
    </style:style>
    <style:style style:name="ro29" style:family="table-row">
      <style:table-row-properties style:row-height="7.62mm" fo:break-before="auto" style:use-optimal-row-height="false"/>
    </style:style>
    <style:style style:name="ro30" style:family="table-row">
      <style:table-row-properties style:row-height="6.77mm" fo:break-before="auto" style:use-optimal-row-height="false"/>
    </style:style>
    <style:style style:name="ro31" style:family="table-row">
      <style:table-row-properties style:row-height="7.2mm" fo:break-before="auto" style:use-optimal-row-height="false"/>
    </style:style>
    <style:style style:name="ro32" style:family="table-row">
      <style:table-row-properties style:row-height="5.93mm" fo:break-before="auto" style:use-optimal-row-height="false"/>
    </style:style>
    <style:style style:name="ro33" style:family="table-row">
      <style:table-row-properties style:row-height="6.56mm" fo:break-before="auto" style:use-optimal-row-height="false"/>
    </style:style>
    <style:style style:name="ro34" style:family="table-row">
      <style:table-row-properties style:row-height="6.51mm" fo:break-before="auto" style:use-optimal-row-height="false"/>
    </style:style>
    <style:style style:name="ro35" style:family="table-row">
      <style:table-row-properties style:row-height="6.14mm" fo:break-before="auto" style:use-optimal-row-height="false"/>
    </style:style>
    <style:style style:name="ro36" style:family="table-row">
      <style:table-row-properties style:row-height="5.5mm" fo:break-before="auto" style:use-optimal-row-height="false"/>
    </style:style>
    <style:style style:name="ro37" style:family="table-row">
      <style:table-row-properties style:row-height="5.08mm" fo:break-before="auto" style:use-optimal-row-height="false"/>
    </style:style>
    <style:style style:name="ro38" style:family="table-row">
      <style:table-row-properties style:row-height="14.23mm" fo:break-before="auto" style:use-optimal-row-height="false"/>
    </style:style>
    <style:style style:name="ro39" style:family="table-row">
      <style:table-row-properties style:row-height="13.12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03" style:family="table-cell" style:parent-style-name="Default" style:data-style-name="N0">
      <style:table-cell-properties fo:background-color="transparent"/>
      <style:text-properties style:text-position=""/>
    </style:style>
    <style:style style:name="ce104" style:family="table-cell" style:parent-style-name="Default" style:data-style-name="N0">
      <style:text-properties style:text-position=""/>
    </style:style>
    <style:style style:name="ce105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ff0000" style:text-position="" style:font-name="Times New Roman" style:font-name-asian="Times New Roman" style:font-name-complex="Times New Roman"/>
    </style:style>
    <style:style style:name="ce106" style:family="table-cell" style:parent-style-name="Default" style:data-style-name="N0"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/>
    </style:style>
    <style:style style:name="ce109" style:family="table-cell" style:parent-style-name="一般_5f_速報表" style:data-style-name="N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0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111" style:family="table-cell" style:parent-style-name="Default" style:data-style-name="N166">
      <style:table-cell-properties fo:border-bottom="0.06pt solid #000000" fo:border-left="0.06pt solid #000000" fo:border-right="none" fo:border-top="none"/>
      <style:text-properties style:text-position="" style:font-name="Times New Roman" style:font-name-asian="Times New Roman" style:font-name-complex="Times New Roman"/>
    </style:style>
    <style:style style:name="ce112" style:family="table-cell" style:parent-style-name="Default" style:data-style-name="N166">
      <style:table-cell-properties fo:border-bottom="0.06pt solid #000000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113" style:family="table-cell" style:parent-style-name="千分位" style:data-style-name="N166">
      <style:table-cell-properties fo:border-bottom="0.06pt solid #000000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114" style:family="table-cell" style:parent-style-name="千分位" style:data-style-name="N166">
      <style:table-cell-properties fo:border-bottom="0.06pt solid #000000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115" style:family="table-cell" style:parent-style-name="千分位" style:data-style-name="N166">
      <style:table-cell-properties fo:border-bottom="0.06pt solid #000000" fo:background-color="transparent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116" style:family="table-cell" style:parent-style-name="Default" style:data-style-name="N161">
      <style:table-cell-properties fo:border-bottom="0.06pt solid #000000" fo:background-color="transparent" fo:border-left="none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18" style:family="table-cell" style:parent-style-name="千分位_5b_0_5d__5f_96-09" style:data-style-name="N166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style:text-position="" style:font-name="Times New Roman" style:font-name-asian="Times New Roman" style:font-name-complex="Times New Roman"/>
    </style:style>
    <style:style style:name="ce119" style:family="table-cell" style:parent-style-name="千分位" style:data-style-name="N166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text-position="" style:font-name="Times New Roman" style:font-name-asian="Times New Roman" style:font-name-complex="Times New Roman"/>
    </style:style>
    <style:style style:name="ce120" style:family="table-cell" style:parent-style-name="Default" style:data-style-name="N161">
      <style:table-cell-properties fo:border-bottom="none" fo:background-color="transparent" fo:border-left="none" fo:border-right="0.06pt solid #000000" fo:border-top="none"/>
      <style:text-properties fo:color="#ff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千分位" style:data-style-name="N166">
      <style:table-cell-properties fo:background-color="transparent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3" style:family="table-cell" style:parent-style-name="Default" style:data-style-name="N161">
      <style:table-cell-properties fo:background-color="transparent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25" style:family="table-cell" style:parent-style-name="Default" style:data-style-name="N161">
      <style:table-cell-properties fo:border-bottom="none" fo:background-color="transparent" fo:border-left="none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千分位_5b_0_5d__5f_96-09" style:data-style-name="N166">
      <style:table-cell-properties fo:background-color="transparent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7" style:family="table-cell" style:parent-style-name="千分位" style:data-style-name="N158">
      <style:table-cell-properties fo:border-bottom="none" style:cell-protect="none" style:print-content="true" fo:border-left="0.06pt solid #000000" fo:border-right="0.06pt solid #000000" fo:border-top="none"/>
      <style:text-properties fo:color="#000000" style:text-position="" style:font-name="Times New Roman" style:font-name-asian="Times New Roman" style:font-name-complex="Times New Roman"/>
    </style:style>
    <style:style style:name="ce128" style:family="table-cell" style:parent-style-name="千分位" style:data-style-name="N158">
      <style:table-cell-properties fo:border-bottom="none" fo:border-left="0.06pt solid #000000" fo:border-right="0.06pt solid #000000" fo:border-top="none"/>
      <style:text-properties style:text-position="" style:font-name="Times New Roman" style:font-name-asian="Times New Roman" style:font-name-complex="Times New Roman"/>
    </style:style>
    <style:style style:name="ce129" style:family="table-cell" style:parent-style-name="Default" style:data-style-name="N158">
      <style:table-cell-properties fo:border-bottom="none" fo:background-color="transparent" fo:border-left="0.06pt solid #000000" fo:border-right="0.06pt solid #000000" fo:border-top="none"/>
      <style:text-properties fo:color="#000000" style:text-position="" style:font-name="Times New Roman" style:font-name-asian="Times New Roman" style:font-name-complex="Times New Roman"/>
    </style:style>
    <style:style style:name="ce130" style:family="table-cell" style:parent-style-name="Default" style:data-style-name="N161">
      <style:table-cell-properties fo:border-bottom="none" fo:background-color="transparent" fo:border-left="0.06pt solid #000000" fo:border-right="0.06pt solid #000000" fo:border-top="none"/>
      <style:text-properties fo:color="#000000" style:text-position=""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32" style:family="table-cell" style:parent-style-name="Default" style:data-style-name="N158">
      <style:table-cell-properties fo:background-color="transparent"/>
      <style:text-properties fo:color="#000000" style:text-position="" style:font-name="Times New Roman" style:font-name-asian="Times New Roman" style:font-name-complex="Times New Roman"/>
    </style:style>
    <style:style style:name="ce133" style:family="table-cell" style:parent-style-name="Default" style:data-style-name="N161">
      <style:table-cell-properties fo:background-color="transparent"/>
      <style:text-properties fo:color="#000000" style:text-position=""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style:text-position=""/>
    </style:style>
    <style:style style:name="ce135" style:family="table-cell" style:parent-style-name="Default" style:data-style-name="N158">
      <style:table-cell-properties fo:border-bottom="none" fo:border-left="0.06pt solid #000000" fo:border-right="0.06pt solid #000000" fo:border-top="none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6" style:family="table-cell" style:parent-style-name="Default" style:data-style-name="N158">
      <style:table-cell-properties fo:border-bottom="none" fo:background-color="transparent" fo:border-left="0.06pt solid #000000" fo:border-right="0.06pt solid #000000" fo:border-top="none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Default" style:data-style-name="N161">
      <style:table-cell-properties fo:border-bottom="none" fo:background-color="transparent" fo:border-left="0.06pt solid #000000" fo:border-right="0.06pt solid #000000" fo:border-top="none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158">
      <style:table-cell-properties fo:background-color="transparent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0" style:family="table-cell" style:parent-style-name="Default" style:data-style-name="N161">
      <style:table-cell-properties fo:background-color="transparent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164">
      <style:table-cell-properties fo:border-bottom="none" fo:background-color="transparent" fo:border-left="0.06pt solid #000000" fo:border-right="0.06pt solid #000000" fo:border-top="none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" style:data-style-name="N158">
      <style:table-cell-properties fo:border-bottom="none" style:cell-protect="none" style:print-content="true" fo:border-left="0.06pt solid #000000" fo:border-right="0.06pt solid #000000" fo:border-top="none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Default" style:data-style-name="N161">
      <style:table-cell-properties fo:border-bottom="none" fo:background-color="transparent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5" style:family="table-cell" style:parent-style-name="千分位" style:data-style-name="N158">
      <style:table-cell-properties fo:border-bottom="none" style:cell-protect="none" style:print-content="true" fo:background-color="transparent" fo:border-left="0.06pt solid #000000" fo:border-right="0.06pt solid #000000" fo:border-top="none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6" style:family="table-cell" style:parent-style-name="千分位" style:data-style-name="N161">
      <style:table-cell-properties fo:border-bottom="none" style:cell-protect="none" style:print-content="true" fo:background-color="transparent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7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48" style:family="table-cell" style:parent-style-name="千分位" style:data-style-name="N158">
      <style:table-cell-properties style:cell-protect="none" style:print-content="true" fo:background-color="transparent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9" style:family="table-cell" style:parent-style-name="千分位" style:data-style-name="N161">
      <style:table-cell-properties style:cell-protect="none" style:print-content="true" fo:background-color="transparent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51" style:family="table-cell" style:parent-style-name="千分位" style:data-style-name="N164">
      <style:table-cell-properties fo:border-bottom="none" style:cell-protect="none" style:print-content="true" fo:background-color="transparent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2" style:family="table-cell" style:parent-style-name="千分位" style:data-style-name="N161">
      <style:table-cell-properties fo:border-bottom="none" style:cell-protect="none" style:print-content="true" fo:background-color="transparent" fo:border-left="0.06pt solid #000000" fo:border-right="0.06pt solid #000000" fo:border-top="none"/>
      <style:text-properties fo:color="#ff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top"/>
      <style:paragraph-properties fo:text-align="center"/>
      <style:text-properties style:text-position="" style:font-name="細明體" style:font-name-asian="細明體1" style:font-name-complex="細明體1"/>
    </style:style>
    <style:style style:name="ce1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top"/>
      <style:paragraph-properties fo:text-align="center"/>
      <style:text-properties style:text-position=""/>
    </style:style>
    <style:style style:name="ce15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15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 style:font-name="細明體" style:font-name-asian="細明體1" style:font-name-complex="細明體1"/>
    </style:style>
    <style:style style:name="ce158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text-position="" style:font-name="標楷體" fo:font-size="14pt" style:font-name-asian="標楷體1" style:font-size-asian="14pt" style:font-name-complex="標楷體1" style:font-size-complex="14pt"/>
    </style:style>
    <style:style style:name="ce159" style:family="table-cell" style:parent-style-name="千分位_5b_0_5d_" style:data-style-name="N140">
      <style:table-cell-properties fo:border-bottom="0.06pt solid #000000" fo:border-left="none" fo:border-right="none" fo:border-top="none" style:vertical-align="middle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6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ff0000" style:text-position="" style:font-name="新細明體" style:font-name-asian="新細明體" style:font-name-complex="新細明體"/>
    </style:style>
    <style:style style:name="ce23" style:family="table-cell" style:parent-style-name="Default" style:data-style-name="N155">
      <style:table-cell-properties fo:border-bottom="none" fo:border-left="0.06pt solid #000000" fo:border-right="none" fo:border-top="none"/>
      <style:text-properties style:text-position="" style:font-name="Times New Roman" style:font-name-asian="Times New Roman" style:font-name-complex="Times New Roman"/>
    </style:style>
    <style:style style:name="ce4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  <style:text-properties fo:color="#ff0000" style:text-position=""/>
    </style:style>
    <style:style style:name="ce67" style:family="table-cell" style:parent-style-name="Default" style:data-style-name="N155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70" style:family="table-cell" style:parent-style-name="千分位" style:data-style-name="N158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  <style:text-properties style:text-position="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80" style:family="table-cell" style:parent-style-name="千分位_5b_0_5d_" style:data-style-name="N140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top"/>
      <style:paragraph-properties fo:text-align="center"/>
      <style:text-properties style:text-position="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8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89" style:family="table-cell" style:parent-style-name="千分位_5b_0_5d_" style:data-style-name="N140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細明體" style:font-name-asian="細明體1" style:font-name-complex="細明體1"/>
    </style:style>
    <style:style style:name="ce8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1" style:family="table-cell" style:parent-style-name="Default" style:data-style-name="N0"/>
    <style:style style:name="ce92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000000" style:font-name="新細明體" fo:font-weight="bold" style:font-name-asian="新細明體" style:font-weight-asian="bold" style:font-name-complex="新細明體" style:font-weight-complex="bold"/>
    </style:style>
    <style:style style:name="ce93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fo:color="#000000" style:font-name="新細明體" fo:font-weight="bold" style:font-name-asian="新細明體" style:font-weight-asian="bold" style:font-name-complex="新細明體" style:font-weight-complex="bold"/>
    </style:style>
    <style:style style:name="ce94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fo:color="#000000" style:font-name="新細明體" fo:font-weight="bold" style:font-name-asian="新細明體" style:font-weight-asian="bold" style:font-name-complex="新細明體" style:font-weight-complex="bold"/>
    </style:style>
    <style:style style:name="ce95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fo:color="#000000" style:font-name="新細明體" style:font-name-asian="新細明體" style:font-name-complex="新細明體"/>
    </style:style>
    <style:style style:name="ce96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fo:color="#000000" style:font-name="新細明體" style:font-name-asian="新細明體" style:font-name-complex="新細明體"/>
    </style:style>
    <style:style style:name="ce98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fo:color="#000000" style:font-name="新細明體" fo:font-size="13pt" style:font-name-asian="新細明體" style:font-size-asian="13pt" style:font-name-complex="新細明體" style:font-size-complex="13pt"/>
    </style:style>
    <style:style style:name="ce99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center"/>
      <style:text-properties style:font-name="新細明體" fo:font-size="13pt" style:font-name-asian="新細明體" style:font-size-asian="13pt" style:font-name-complex="新細明體" style:font-size-complex="13pt"/>
    </style:style>
    <style:style style:name="ce10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細明體" style:font-name-asian="細明體1" style:font-name-complex="細明體1"/>
    </style:style>
    <style:style style:name="ce101" style:family="table-cell" style:parent-style-name="Default" style:data-style-name="N0">
      <style:text-properties style:font-name="細明體" style:font-name-asian="細明體1" style:font-name-complex="細明體1"/>
    </style:style>
    <style:style style:name="ce160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163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164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ff0000" style:font-name="新細明體" style:font-name-asian="新細明體" style:font-name-complex="新細明體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標楷體" fo:font-size="17pt" style:font-name-asian="標楷體1" style:font-size-asian="17pt" style:font-name-complex="標楷體1" style:font-size-complex="17pt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細明體" style:font-name-asian="細明體1" style:font-name-complex="細明體1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center"/>
    </style:style>
    <style:style style:name="ce168" style:family="table-cell" style:parent-style-name="Default" style:data-style-name="N161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9" style:family="table-cell" style:parent-style-name="Default" style:data-style-name="N161">
      <style:table-cell-properties fo:border-bottom="none" fo:border-left="0.06pt solid #000000" fo:border-right="0.06pt solid #000000" fo:border-top="non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0" style:family="table-cell" style:parent-style-name="Default" style:data-style-name="N161">
      <style:table-cell-properties fo:border-bottom="none" fo:border-left="0.06pt solid #000000" fo:border-right="0.06pt solid #000000" fo:border-top="none" style:vertical-align="middl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Default" style:data-style-name="N161">
      <style:table-cell-properties fo:border-bottom="none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Default" style:data-style-name="N16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Default" style:data-style-name="N161">
      <style:table-cell-properties fo:border-bottom="none" fo:border-left="0.06pt solid #000000" fo:border-right="0.06pt solid #000000" fo:border-top="none" style:vertical-align="middle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Default" style:data-style-name="N161">
      <style:table-cell-properties fo:border-bottom="none" fo:border-left="0.06pt solid #000000" fo:border-right="0.06pt solid #000000" fo:border-top="none" style:vertical-align="middle"/>
      <style:text-properties fo:color="#000000" style:font-name="Times New Roman" style:font-name-asian="Times New Roman" style:font-name-complex="Times New Roman"/>
    </style:style>
    <style:style style:name="ce175" style:family="table-cell" style:parent-style-name="Default" style:data-style-name="N161">
      <style:table-cell-properties fo:border-bottom="none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161">
      <style:table-cell-properties fo:border-bottom="none" fo:border-left="0.06pt solid #000000" fo:border-right="0.06pt solid #000000" fo:border-top="none" style:vertical-align="middle"/>
      <style:text-properties fo:color="#ff0000" style:font-name="Times New Roman" style:font-name-asian="Times New Roman" style:font-name-complex="Times New Roman"/>
    </style:style>
    <style:style style:name="ce177" style:family="table-cell" style:parent-style-name="Default" style:data-style-name="N161">
      <style:table-cell-properties fo:border-bottom="0.06pt solid #000000" fo:border-left="0.06pt solid #000000" fo:border-right="0.06pt solid #000000" fo:border-top="none" style:vertical-align="middle"/>
      <style:text-properties fo:color="#ff0000" style:font-name="Times New Roman" style:font-name-asian="Times New Roman" style:font-name-complex="Times New Roman"/>
    </style:style>
    <style:style style:name="ce178" style:family="table-cell" style:parent-style-name="千分位_5b_0_5d_" style:data-style-name="N146">
      <style:table-cell-properties fo:border-bottom="none" fo:border-left="0.06pt solid #000000" fo:border-right="0.06pt solid #000000" fo:border-top="0.06pt solid #000000" style:vertical-align="middle"/>
      <style:text-properties style:font-name="Times New Roman" style:font-name-asian="Times New Roman" style:font-name-complex="Times New Roman"/>
    </style:style>
    <style:style style:name="ce179" style:family="table-cell" style:parent-style-name="千分位_5b_0_5d_" style:data-style-name="N146">
      <style:table-cell-properties fo:border-bottom="0.06pt solid #000000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80" style:family="table-cell" style:parent-style-name="一般_5f_速報表" style:data-style-name="N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18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style:font-name="細明體" style:font-name-asian="細明體1" style:font-name-complex="細明體1"/>
    </style:style>
    <style:style style:name="ce183" style:family="table-cell" style:parent-style-name="千分位" style:data-style-name="N158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4" style:family="table-cell" style:parent-style-name="千分位" style:data-style-name="N158">
      <style:table-cell-properties fo:border-bottom="none" style:cell-protect="none" style:print-content="tru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5" style:family="table-cell" style:parent-style-name="千分位" style:data-style-name="N158">
      <style:table-cell-properties fo:border-bottom="none" fo:border-left="0.06pt solid #000000" fo:border-right="0.06pt solid #000000" fo:border-top="non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6" style:family="table-cell" style:parent-style-name="千分位" style:data-style-name="N158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7" style:family="table-cell" style:parent-style-name="千分位" style:data-style-name="N158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8" style:family="table-cell" style:parent-style-name="千分位" style:data-style-name="N158">
      <style:table-cell-properties fo:border-bottom="none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89" style:family="table-cell" style:parent-style-name="千分位" style:data-style-name="N158">
      <style:table-cell-properties fo:border-bottom="0.06pt solid #000000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92" style:family="table-cell" style:parent-style-name="千分位" style:data-style-name="N158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3" style:family="table-cell" style:parent-style-name="千分位" style:data-style-name="N158">
      <style:table-cell-properties fo:border-bottom="none" fo:border-left="0.06pt solid #000000" fo:border-right="0.06pt solid #000000" fo:border-top="none" style:vertical-align="middl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" style:data-style-name="N158">
      <style:table-cell-properties fo:border-bottom="none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95" style:family="table-cell" style:parent-style-name="千分位_5b_0_5d_" style:data-style-name="N151">
      <style:table-cell-properties fo:border-bottom="none" fo:border-left="0.06pt solid #000000" fo:border-right="none" fo:border-top="0.06pt solid #000000" style:vertical-align="middle"/>
      <style:text-properties style:font-name="Times New Roman" style:font-name-asian="Times New Roman" style:font-name-complex="Times New Roman"/>
    </style:style>
    <style:style style:name="ce196" style:family="table-cell" style:parent-style-name="千分位" style:data-style-name="N158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7" style:family="table-cell" style:parent-style-name="千分位" style:data-style-name="N158">
      <style:table-cell-properties fo:border-bottom="none" style:cell-protect="none" style:print-content="tru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8" style:family="table-cell" style:parent-style-name="千分位_5b_0_5d_" style:data-style-name="N164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99" style:family="table-cell" style:parent-style-name="千分位" style:data-style-name="N158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200" style:family="table-cell" style:parent-style-name="千分位" style:data-style-name="N158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201" style:family="table-cell" style:parent-style-name="千分位_5b_0_5d_" style:data-style-name="N146">
      <style:table-cell-properties fo:border-bottom="0.06pt solid #000000" fo:border-left="0.06pt solid #000000" fo:border-right="0.06pt solid #000000" fo:border-top="none" style:vertical-align="middle"/>
      <style:text-properties fo:color="#000000" style:font-name="Times New Roman" style:font-name-asian="Times New Roman" style:font-name-complex="Times New Roman"/>
    </style:style>
    <style:style style:name="ce202" style:family="table-cell" style:parent-style-name="千分位_5b_0_5d_" style:data-style-name="N164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" style:data-style-name="N15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20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5" style:family="table-cell" style:parent-style-name="千分位_5b_0_5d_" style:data-style-name="N140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06" style:family="table-cell" style:parent-style-name="千分位_5b_0_5d_" style:data-style-name="N140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top"/>
      <style:paragraph-properties fo:text-align="center"/>
    </style:style>
    <style:style style:name="ce207" style:family="table-cell" style:parent-style-name="Default" style:data-style-name="N155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8" style:family="table-cell" style:parent-style-name="Default" style:data-style-name="N155">
      <style:table-cell-properties fo:border-bottom="none" fo:border-left="0.06pt solid #000000" fo:border-right="none" fo:border-top="non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9" style:family="table-cell" style:parent-style-name="Default" style:data-style-name="N155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0" style:family="table-cell" style:parent-style-name="Default" style:data-style-name="N155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1" style:family="table-cell" style:parent-style-name="Default" style:data-style-name="N155">
      <style:table-cell-properties fo:border-bottom="none" fo:border-left="0.06pt solid #000000" fo:border-right="0.06pt solid #000000" fo:border-top="non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Default" style:data-style-name="N155">
      <style:table-cell-properties fo:border-bottom="none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155">
      <style:table-cell-properties fo:border-bottom="none" fo:border-left="0.06pt solid #000000" fo:border-right="none" fo:border-top="none"/>
      <style:text-properties style:font-name="Times New Roman" style:font-name-asian="Times New Roman" style:font-name-complex="Times New Roman"/>
    </style:style>
    <style:style style:name="ce214" style:family="table-cell" style:parent-style-name="千分位_5b_0_5d_" style:data-style-name="N15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215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2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細明體" style:font-name-asian="細明體1" style:font-name-complex="細明體1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</style:style>
    <style:style style:name="ce219" style:family="table-cell" style:parent-style-name="Default" style:data-style-name="N155">
      <style:table-cell-properties fo:border-bottom="none" fo:border-left="0.06pt solid #000000" fo:border-right="0.06pt solid #000000" fo:border-top="none" style:vertical-align="middle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Default" style:data-style-name="N155">
      <style:table-cell-properties fo:border-bottom="none" fo:border-left="0.06pt solid #000000" fo:border-right="0.06pt solid #000000" fo:border-top="none" style:vertical-align="middle"/>
      <style:text-properties fo:color="#ff0000" style:font-name="Times New Roman" style:font-name-asian="Times New Roman" style:font-name-complex="Times New Roman"/>
    </style:style>
    <style:style style:name="ce221" style:family="table-cell" style:parent-style-name="千分位_5b_0_5d_" style:data-style-name="N146">
      <style:table-cell-properties fo:border-bottom="0.06pt solid #000000" fo:border-left="0.06pt solid #000000" fo:border-right="0.06pt solid #000000" fo:border-top="none" style:vertical-align="middle"/>
      <style:text-properties fo:color="#ff0000" style:font-name="Times New Roman" style:font-name-asian="Times New Roman" style:font-name-complex="Times New Roman"/>
    </style:style>
    <style:style style:name="ce222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22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細明體" style:font-name-asian="細明體1" style:font-name-complex="細明體1"/>
    </style:style>
    <style:style style:name="ce224" style:family="table-cell" style:parent-style-name="Default" style:data-style-name="N163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Default" style:data-style-name="N163">
      <style:table-cell-properties fo:border-bottom="none" fo:border-left="0.06pt solid #000000" fo:border-right="none" fo:border-top="non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Default" style:data-style-name="N163">
      <style:table-cell-properties fo:border-bottom="none" style:text-align-source="fix" style:repeat-content="false" fo:border-left="0.06pt solid #000000" fo:padding-bottom="0.35mm" fo:padding-left="0.35mm" fo:padding-right="0mm" fo:padding-top="0.35mm" fo:border-right="none" fo:border-top="none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Default" style:data-style-name="N163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Default" style:data-style-name="N163">
      <style:table-cell-properties fo:border-bottom="none" fo:border-left="0.06pt solid #000000" fo:border-right="none" fo:border-top="none" style:vertical-align="middle"/>
      <style:text-properties style:font-name="Times New Roman" style:font-name-asian="Times New Roman" style:font-name-complex="Times New Roman"/>
    </style:style>
    <style:style style:name="ce229" style:family="table-cell" style:parent-style-name="千分位_5b_0_5d_" style:data-style-name="N151">
      <style:table-cell-properties fo:border-bottom="none" fo:border-left="none" fo:border-right="none" fo:border-top="0.06pt solid #000000" style:vertical-align="middle"/>
      <style:text-properties style:font-name="Times New Roman" style:font-name-asian="Times New Roman" style:font-name-complex="Times New Roman"/>
    </style:style>
    <style:style style:name="ce230" style:family="table-cell" style:parent-style-name="千分位_5b_0_5d_" style:data-style-name="N146">
      <style:table-cell-properties fo:border-bottom="0.06pt solid #000000" fo:border-left="0.06pt solid #000000" fo:border-right="none" fo:border-top="none" style:vertical-align="middle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  <style:text-properties fo:color="#ff0000"/>
    </style:style>
    <style:style style:name="ce232" style:family="table-cell" style:parent-style-name="Default" style:data-style-name="N0">
      <style:table-cell-properties style:vertical-align="middle"/>
    </style:style>
    <style:style style:name="ce233" style:family="table-cell" style:parent-style-name="Default" style:data-style-name="N0">
      <style:table-cell-properties style:vertical-align="automatic"/>
    </style:style>
    <style:style style:name="ce234" style:family="table-cell" style:parent-style-name="Default" style:data-style-name="N152">
      <style:table-cell-properties style:vertical-align="automatic"/>
    </style:style>
    <style:style style:name="ce235" style:family="table-cell" style:parent-style-name="Default" style:data-style-name="N155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23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3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1" style:family="table-cell" style:parent-style-name="一般_5f_結婚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ff0000" style:font-name="Times New Roman" style:font-name-asian="Times New Roman" style:font-name-complex="Times New Roman"/>
    </style:style>
    <style:style style:name="ce242" style:family="table-cell" style:parent-style-name="Default" style:data-style-name="N0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font-name="標楷體" fo:font-size="14pt" style:font-name-asian="標楷體1" style:font-size-asian="14pt" style:font-name-complex="標楷體1" style:font-size-complex="14pt"/>
    </style:style>
    <style:style style:name="ce2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細明體" style:font-name-asian="細明體1" style:font-name-complex="細明體1"/>
    </style:style>
    <style:style style:name="ce2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top"/>
      <style:paragraph-properties fo:text-align="center"/>
    </style:style>
    <style:style style:name="ce246" style:family="table-cell" style:parent-style-name="千分位" style:data-style-name="N161">
      <style:table-cell-properties fo:border-bottom="none" style:cell-protect="none" style:print-content="true" fo:background-color="transparent" fo:border-left="0.06pt solid #000000" fo:border-right="0.06pt solid #000000" fo:border-top="none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247" style:family="table-cell" style:parent-style-name="千分位" style:data-style-name="N161">
      <style:table-cell-properties fo:border-bottom="none" style:cell-protect="none" style:print-content="true" fo:background-color="transparent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8" style:family="table-cell" style:parent-style-name="Default" style:data-style-name="N161">
      <style:table-cell-properties fo:border-bottom="none" fo:background-color="transparent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49" style:family="table-cell" style:parent-style-name="Default" style:data-style-name="N161">
      <style:table-cell-properties fo:border-bottom="none" fo:background-color="transparent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0" style:family="table-cell" style:parent-style-name="Default" style:data-style-name="N161">
      <style:table-cell-properties fo:border-bottom="none" fo:background-color="transparent" fo:border-left="0.06pt solid #000000" fo:border-right="0.06pt solid #000000" fo:border-top="none"/>
      <style:text-properties fo:color="#000000" style:font-name="Times New Roman" style:font-name-asian="Times New Roman" style:font-name-complex="Times New Roman"/>
    </style:style>
    <style:style style:name="ce251" style:family="table-cell" style:parent-style-name="Default" style:data-style-name="N161">
      <style:table-cell-properties fo:border-bottom="none" fo:background-color="transparent" fo:border-left="none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2" style:family="table-cell" style:parent-style-name="Default" style:data-style-name="N161">
      <style:table-cell-properties fo:border-bottom="none" fo:background-color="transparent" fo:border-left="none" fo:border-right="0.06pt solid #000000" fo:border-top="none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ce253" style:family="table-cell" style:parent-style-name="Default" style:data-style-name="N161">
      <style:table-cell-properties fo:border-bottom="0.06pt solid #000000" fo:background-color="transparent" fo:border-left="none" fo:border-right="0.06pt solid #000000" fo:border-top="none"/>
      <style:text-properties style:font-name="Times New Roman" style:font-name-asian="Times New Roman" style:font-name-complex="Times New Roman"/>
    </style:style>
    <style:style style:name="ce2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top"/>
      <style:paragraph-properties fo:text-align="center"/>
      <style:text-properties style:font-name="細明體" style:font-name-asian="細明體1" style:font-name-complex="細明體1"/>
    </style:style>
    <style:style style:name="ce256" style:family="table-cell" style:parent-style-name="千分位" style:data-style-name="N164">
      <style:table-cell-properties fo:border-bottom="none" style:cell-protect="none" style:print-content="true" fo:background-color="transparent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7" style:family="table-cell" style:parent-style-name="千分位" style:data-style-name="N158">
      <style:table-cell-properties fo:border-bottom="none" style:cell-protect="none" style:print-content="true" fo:background-color="transparent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58" style:family="table-cell" style:parent-style-name="Default" style:data-style-name="N158">
      <style:table-cell-properties fo:border-bottom="none" fo:background-color="transparent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59" style:family="table-cell" style:parent-style-name="Default" style:data-style-name="N164">
      <style:table-cell-properties fo:border-bottom="none" fo:background-color="transparent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60" style:family="table-cell" style:parent-style-name="Default" style:data-style-name="N158">
      <style:table-cell-properties fo:border-bottom="none" fo:background-color="transparent" fo:border-left="0.06pt solid #000000" fo:border-right="0.06pt solid #000000" fo:border-top="none"/>
      <style:text-properties fo:color="#000000" style:font-name="Times New Roman" style:font-name-asian="Times New Roman" style:font-name-complex="Times New Roman"/>
    </style:style>
    <style:style style:name="ce261" style:family="table-cell" style:parent-style-name="千分位_5b_0_5d__5f_96-09" style:data-style-name="N166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62" style:family="table-cell" style:parent-style-name="千分位" style:data-style-name="N166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63" style:family="table-cell" style:parent-style-name="千分位" style:data-style-name="N166">
      <style:table-cell-properties fo:border-bottom="0.06pt solid #000000" fo:background-color="transparent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265" style:family="table-cell" style:parent-style-name="千分位" style:data-style-name="N158">
      <style:table-cell-properties fo:border-bottom="none" style:cell-protect="none" style:print-content="true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66" style:family="table-cell" style:parent-style-name="千分位" style:data-style-name="N158">
      <style:table-cell-properties fo:border-bottom="none" style:cell-protect="none" style:print-content="true" fo:border-left="0.06pt solid #000000" fo:border-right="0.06pt solid #000000" fo:border-top="none"/>
      <style:text-properties fo:color="#000000" style:font-name="Times New Roman" style:font-name-asian="Times New Roman" style:font-name-complex="Times New Roman"/>
    </style:style>
    <style:style style:name="ce267" style:family="table-cell" style:parent-style-name="Default" style:data-style-name="N158">
      <style:table-cell-properties fo:border-bottom="none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68" style:family="table-cell" style:parent-style-name="千分位" style:data-style-name="N166">
      <style:table-cell-properties fo:border-bottom="0.06pt solid #000000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269" style:family="table-cell" style:parent-style-name="千分位_5b_0_5d_" style:data-style-name="N140">
      <style:table-cell-properties fo:border-bottom="0.06pt solid #000000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70" style:family="table-cell" style:parent-style-name="千分位" style:data-style-name="N158">
      <style:table-cell-properties fo:border-bottom="none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271" style:family="table-cell" style:parent-style-name="Default" style:data-style-name="N166">
      <style:table-cell-properties fo:border-bottom="0.06pt solid #000000" fo:border-left="0.06pt solid #000000" fo:border-right="0.06pt solid #000000" fo:border-top="none"/>
      <style:text-properties style:font-name="Times New Roman" style:font-name-asian="Times New Roman" style:font-name-complex="Times New Roman"/>
    </style:style>
    <style:style style:name="ce27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center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166">
      <style:table-cell-properties fo:border-bottom="0.06pt solid #000000" fo:border-left="0.06pt solid #000000" fo:border-right="none" fo:border-top="none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7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2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9" style:family="table-cell" style:parent-style-name="千分位" style:data-style-name="N161">
      <style:table-cell-properties style:cell-protect="none" style:print-content="true"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0" style:family="table-cell" style:parent-style-name="Default" style:data-style-name="N161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1" style:family="table-cell" style:parent-style-name="Default" style:data-style-name="N161">
      <style:table-cell-properties fo:background-color="transparent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82" style:family="table-cell" style:parent-style-name="Default" style:data-style-name="N161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283" style:family="table-cell" style:parent-style-name="千分位" style:data-style-name="N158">
      <style:table-cell-properties style:cell-protect="none" style:print-content="true" fo:background-color="transparent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84" style:family="table-cell" style:parent-style-name="Default" style:data-style-name="N158">
      <style:table-cell-properties fo:background-color="transparent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85" style:family="table-cell" style:parent-style-name="Default" style:data-style-name="N158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286" style:family="table-cell" style:parent-style-name="千分位_5b_0_5d__5f_96-09" style:data-style-name="N166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7" style:family="table-cell" style:parent-style-name="千分位" style:data-style-name="N166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7" style:family="text"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1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細明體" style:font-name-asian="細明體" style:font-name-complex="細明體"/>
    </style:style>
    <style:style style:name="T1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fo:color="#ff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1" table:default-cell-style-name="ce91"/>
        <table:table-column table:style-name="co20" table:default-cell-style-name="ce91"/>
        <table:table-column table:style-name="co3" table:number-columns-repeated="2" table:default-cell-style-name="ce91"/>
        <table:table-column table:style-name="co21" table:default-cell-style-name="ce91"/>
        <table:table-column table:style-name="co22" table:default-cell-style-name="ce91"/>
        <table:table-column table:style-name="co1" table:number-columns-repeated="3" table:default-cell-style-name="ce91"/>
        <table:table-column table:style-name="co23" table:default-cell-style-name="ce91"/>
        <table:table-column table:style-name="co7" table:default-cell-style-name="ce91"/>
        <table:table-column table:style-name="co1" table:default-cell-style-name="ce91"/>
        <table:table-column table:style-name="co24" table:default-cell-style-name="ce91"/>
        <table:table-column table:style-name="co14" table:default-cell-style-name="ce91"/>
        <table:table-column table:style-name="co10" table:number-columns-repeated="1010" table:default-cell-style-name="ce91"/>
        <table:table-row table:style-name="ro1">
          <table:table-cell table:style-name="ce85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/>
          <table:table-cell table:style-name="ce101" table:number-columns-repeated="1012"/>
        </table:table-row>
        <table:table-row table:style-name="ro28">
          <table:table-cell table:style-name="ce86"/>
          <table:table-cell table:style-name="ce165" table:number-columns-repeated="9"/>
          <table:table-cell table:style-name="ce216" office:value-type="string" calcext:value-type="string">
            <text:p><text:s text:c="10"/>單位：平方公里；個；戶；人</text:p>
          </table:table-cell>
          <table:table-cell table:style-name="ce223"/>
          <table:table-cell table:style-name="ce101" table:number-columns-repeated="1012"/>
        </table:table-row>
        <table:table-row table:style-name="ro1">
          <table:table-cell table:style-name="ce90" office:value-type="string" calcext:value-type="string" table:number-columns-spanned="1" table:number-rows-spanned="2">
            <text:p> 年<text:span text:style-name="T6"> </text:span>月<text:span text:style-name="T6"> 底 </text:span>別</text:p>
          </table:table-cell>
          <table:table-cell table:style-name="ce166" office:value-type="string" calcext:value-type="string">
            <text:p>土<text:span text:style-name="T12"> </text:span>地<text:span text:style-name="T12"> </text:span>面<text:span text:style-name="T12"> </text:span>積</text:p>
          </table:table-cell>
          <table:table-cell table:style-name="ce181" office:value-type="string" calcext:value-type="string">
            <text:p>鄉鎮</text:p>
          </table:table-cell>
          <table:table-cell table:style-name="ce191" office:value-type="string" calcext:value-type="string" table:number-columns-spanned="1" table:number-rows-spanned="2">
            <text:p>村里數</text:p>
          </table:table-cell>
          <table:table-cell table:style-name="ce191" office:value-type="string" calcext:value-type="string" table:number-columns-spanned="1" table:number-rows-spanned="2">
            <text:p>鄰<text:span text:style-name="T12">  </text:span>數</text:p>
          </table:table-cell>
          <table:table-cell table:style-name="ce191" office:value-type="string" calcext:value-type="string" table:number-columns-spanned="1" table:number-rows-spanned="2">
            <text:p>戶<text:span text:style-name="T12">  </text:span>數</text:p>
          </table:table-cell>
          <table:table-cell table:style-name="ce191" office:value-type="string" calcext:value-type="string" table:number-columns-spanned="3" table:number-rows-spanned="1">
            <text:p>人　　口　　數</text:p>
          </table:table-cell>
          <table:covered-table-cell table:number-columns-repeated="2"/>
          <table:table-cell table:style-name="ce205" office:value-type="string" calcext:value-type="string">
            <text:p>性別比例<text:span text:style-name="T12"> ( </text:span>每百</text:p>
          </table:table-cell>
          <table:table-cell table:style-name="ce217" office:value-type="string" calcext:value-type="string">
            <text:p>人口密度 ( 每平</text:p>
          </table:table-cell>
          <table:table-cell table:style-name="ce217" office:value-type="string" calcext:value-type="string">
            <text:p>戶<text:span text:style-name="T6"> </text:span>量<text:span text:style-name="T6"> ( </text:span>每戶</text:p>
          </table:table-cell>
          <table:table-cell table:number-columns-repeated="1012"/>
        </table:table-row>
        <table:table-row table:style-name="ro3">
          <table:covered-table-cell/>
          <table:table-cell table:style-name="ce167" office:value-type="string" calcext:value-type="string">
            <text:p>( 平方公里 )</text:p>
          </table:table-cell>
          <table:table-cell table:style-name="ce182" office:value-type="string" calcext:value-type="string">
            <text:p>市區數</text:p>
          </table:table-cell>
          <table:covered-table-cell table:number-columns-repeated="3"/>
          <table:table-cell table:style-name="ce191" office:value-type="string" calcext:value-type="string">
            <text:p>總<text:span text:style-name="T12">   </text:span>計</text:p>
          </table:table-cell>
          <table:table-cell table:style-name="ce191" office:value-type="string" calcext:value-type="string">
            <text:p>男</text:p>
          </table:table-cell>
          <table:table-cell table:style-name="ce204" office:value-type="string" calcext:value-type="string">
            <text:p>女</text:p>
          </table:table-cell>
          <table:table-cell table:style-name="ce206" office:value-type="string" calcext:value-type="string">
            <text:p>女子所當男子數<text:span text:style-name="T12"> )</text:span></text:p>
          </table:table-cell>
          <table:table-cell table:style-name="ce218" office:value-type="string" calcext:value-type="string">
            <text:p>方公里人口數 )</text:p>
          </table:table-cell>
          <table:table-cell table:style-name="ce218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29">
          <table:table-cell table:style-name="ce92" office:value-type="string" calcext:value-type="string">
            <text:p>87 年</text:p>
          </table:table-cell>
          <table:table-cell table:style-name="ce168" office:value-type="float" office:value="36188.0354" calcext:value-type="float">
            <text:p><text:s text:c="3"/>36,188.0354</text:p>
          </table:table-cell>
          <table:table-cell table:style-name="ce183" office:value-type="float" office:value="369" calcext:value-type="float">
            <text:p><text:s text:c="3"/>369</text:p>
          </table:table-cell>
          <table:table-cell table:style-name="ce183" office:value-type="float" office:value="7755" calcext:value-type="float">
            <text:p><text:s text:c="3"/>7,755</text:p>
          </table:table-cell>
          <table:table-cell table:style-name="ce183" office:value-type="float" office:value="143104" calcext:value-type="float">
            <text:p><text:s text:c="3"/>143,104</text:p>
          </table:table-cell>
          <table:table-cell table:style-name="ce196" office:value-type="float" office:value="6369768" calcext:value-type="float">
            <text:p><text:s text:c="3"/>6,369,768</text:p>
          </table:table-cell>
          <table:table-cell table:style-name="ce196" office:value-type="float" office:value="21928591" calcext:value-type="float">
            <text:p><text:s text:c="3"/>21,928,591</text:p>
          </table:table-cell>
          <table:table-cell table:style-name="ce183" office:value-type="float" office:value="11243408" calcext:value-type="float">
            <text:p><text:s text:c="3"/>11,243,408</text:p>
          </table:table-cell>
          <table:table-cell table:style-name="ce192" office:value-type="float" office:value="10685183" calcext:value-type="float">
            <text:p><text:s text:c="3"/>10,685,183</text:p>
          </table:table-cell>
          <table:table-cell table:style-name="ce207" office:value-type="float" office:value="105.22" calcext:value-type="float">
            <text:p><text:s text:c="3"/>105.22</text:p>
          </table:table-cell>
          <table:table-cell table:style-name="ce207" office:value-type="float" office:value="605.96" calcext:value-type="float">
            <text:p><text:s text:c="3"/>605.96</text:p>
          </table:table-cell>
          <table:table-cell table:style-name="ce224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92" office:value-type="string" calcext:value-type="string">
            <text:p>88 年</text:p>
          </table:table-cell>
          <table:table-cell table:style-name="ce168" office:value-type="float" office:value="36188.0354" calcext:value-type="float">
            <text:p><text:s text:c="3"/>36,188.0354</text:p>
          </table:table-cell>
          <table:table-cell table:style-name="ce184" office:value-type="float" office:value="369" calcext:value-type="float">
            <text:p><text:s text:c="3"/>369</text:p>
          </table:table-cell>
          <table:table-cell table:style-name="ce184" office:value-type="float" office:value="7755" calcext:value-type="float">
            <text:p><text:s text:c="3"/>7,755</text:p>
          </table:table-cell>
          <table:table-cell table:style-name="ce184" office:value-type="float" office:value="143471" calcext:value-type="float">
            <text:p><text:s text:c="3"/>143,471</text:p>
          </table:table-cell>
          <table:table-cell table:style-name="ce197" office:value-type="float" office:value="6532466" calcext:value-type="float">
            <text:p><text:s text:c="3"/>6,532,466</text:p>
          </table:table-cell>
          <table:table-cell table:style-name="ce196" office:value-type="float" office:value="22092387" calcext:value-type="float">
            <text:p><text:s text:c="3"/>22,092,387</text:p>
          </table:table-cell>
          <table:table-cell table:style-name="ce202" office:value-type="float" office:value="11312728" calcext:value-type="float">
            <text:p><text:s text:c="3"/>11,312,728</text:p>
          </table:table-cell>
          <table:table-cell table:style-name="ce198" office:value-type="float" office:value="10779659" calcext:value-type="float">
            <text:p><text:s text:c="3"/>10,779,659</text:p>
          </table:table-cell>
          <table:table-cell table:style-name="ce207" office:value-type="float" office:value="104.95" calcext:value-type="float">
            <text:p><text:s text:c="3"/>104.95</text:p>
          </table:table-cell>
          <table:table-cell table:style-name="ce207" office:value-type="float" office:value="610.49" calcext:value-type="float">
            <text:p><text:s text:c="3"/>610.49</text:p>
          </table:table-cell>
          <table:table-cell table:style-name="ce224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92" office:value-type="string" calcext:value-type="string">
            <text:p>89 年</text:p>
          </table:table-cell>
          <table:table-cell table:style-name="ce168" office:value-type="float" office:value="36188.0354" calcext:value-type="float">
            <text:p><text:s text:c="3"/>36,188.0354</text:p>
          </table:table-cell>
          <table:table-cell table:style-name="ce184" office:value-type="float" office:value="369" calcext:value-type="float">
            <text:p><text:s text:c="3"/>369</text:p>
          </table:table-cell>
          <table:table-cell table:style-name="ce184" office:value-type="float" office:value="7756" calcext:value-type="float">
            <text:p><text:s text:c="3"/>7,756</text:p>
          </table:table-cell>
          <table:table-cell table:style-name="ce184" office:value-type="float" office:value="144112" calcext:value-type="float">
            <text:p><text:s text:c="3"/>144,112</text:p>
          </table:table-cell>
          <table:table-cell table:style-name="ce198" office:value-type="float" office:value="6681685" calcext:value-type="float">
            <text:p><text:s text:c="3"/>6,681,685</text:p>
          </table:table-cell>
          <table:table-cell table:style-name="ce196" office:value-type="float" office:value="22276672" calcext:value-type="float">
            <text:p><text:s text:c="3"/>22,276,672</text:p>
          </table:table-cell>
          <table:table-cell table:style-name="ce202" office:value-type="float" office:value="11392050" calcext:value-type="float">
            <text:p><text:s text:c="3"/>11,392,050</text:p>
          </table:table-cell>
          <table:table-cell table:style-name="ce198" office:value-type="float" office:value="10884622" calcext:value-type="float">
            <text:p><text:s text:c="3"/>10,884,622</text:p>
          </table:table-cell>
          <table:table-cell table:style-name="ce207" office:value-type="float" office:value="104.66" calcext:value-type="float">
            <text:p><text:s text:c="3"/>104.66</text:p>
          </table:table-cell>
          <table:table-cell table:style-name="ce207" office:value-type="float" office:value="615.58" calcext:value-type="float">
            <text:p><text:s text:c="3"/>615.58</text:p>
          </table:table-cell>
          <table:table-cell table:style-name="ce224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92" office:value-type="string" calcext:value-type="string">
            <text:p>90 年</text:p>
          </table:table-cell>
          <table:table-cell table:style-name="ce168" office:value-type="float" office:value="36188.0354" calcext:value-type="float">
            <text:p><text:s text:c="3"/>36,188.0354</text:p>
          </table:table-cell>
          <table:table-cell table:style-name="ce183" office:value-type="float" office:value="369" calcext:value-type="float">
            <text:p><text:s text:c="3"/>369</text:p>
          </table:table-cell>
          <table:table-cell table:style-name="ce183" office:value-type="float" office:value="7775" calcext:value-type="float">
            <text:p><text:s text:c="3"/>7,775</text:p>
          </table:table-cell>
          <table:table-cell table:style-name="ce192" office:value-type="float" office:value="145196" calcext:value-type="float">
            <text:p><text:s text:c="3"/>145,196</text:p>
          </table:table-cell>
          <table:table-cell table:style-name="ce183" office:value-type="float" office:value="6802281" calcext:value-type="float">
            <text:p><text:s text:c="3"/>6,802,281</text:p>
          </table:table-cell>
          <table:table-cell table:style-name="ce196" office:value-type="float" office:value="22405568" calcext:value-type="float">
            <text:p><text:s text:c="3"/>22,405,568</text:p>
          </table:table-cell>
          <table:table-cell table:style-name="ce183" office:value-type="float" office:value="11441651" calcext:value-type="float">
            <text:p><text:s text:c="3"/>11,441,651</text:p>
          </table:table-cell>
          <table:table-cell table:style-name="ce192" office:value-type="float" office:value="10963917" calcext:value-type="float">
            <text:p><text:s text:c="3"/>10,963,917</text:p>
          </table:table-cell>
          <table:table-cell table:style-name="ce207" office:value-type="float" office:value="104.36" calcext:value-type="float">
            <text:p><text:s text:c="3"/>104.36</text:p>
          </table:table-cell>
          <table:table-cell table:style-name="ce207" office:value-type="float" office:value="619.14" calcext:value-type="float">
            <text:p><text:s text:c="3"/>619.14</text:p>
          </table:table-cell>
          <table:table-cell table:style-name="ce224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92" office:value-type="string" calcext:value-type="string">
            <text:p>91 年</text:p>
          </table:table-cell>
          <table:table-cell table:style-name="ce168" office:value-type="float" office:value="36188.0354" calcext:value-type="float">
            <text:p><text:s text:c="3"/>36,188.0354</text:p>
          </table:table-cell>
          <table:table-cell table:style-name="ce183" office:value-type="float" office:value="369" calcext:value-type="float">
            <text:p><text:s text:c="3"/>369</text:p>
          </table:table-cell>
          <table:table-cell table:style-name="ce183" office:value-type="float" office:value="7809" calcext:value-type="float">
            <text:p><text:s text:c="3"/>7,809</text:p>
          </table:table-cell>
          <table:table-cell table:style-name="ce192" office:value-type="float" office:value="146266" calcext:value-type="float">
            <text:p><text:s text:c="3"/>146,266</text:p>
          </table:table-cell>
          <table:table-cell table:style-name="ce183" office:value-type="float" office:value="6925019" calcext:value-type="float">
            <text:p><text:s text:c="3"/>6,925,019</text:p>
          </table:table-cell>
          <table:table-cell table:style-name="ce196" office:value-type="float" office:value="22520776" calcext:value-type="float">
            <text:p><text:s text:c="3"/>22,520,776</text:p>
          </table:table-cell>
          <table:table-cell table:style-name="ce183" office:value-type="float" office:value="11485409" calcext:value-type="float">
            <text:p><text:s text:c="3"/>11,485,409</text:p>
          </table:table-cell>
          <table:table-cell table:style-name="ce192" office:value-type="float" office:value="11035367" calcext:value-type="float">
            <text:p><text:s text:c="3"/>11,035,367</text:p>
          </table:table-cell>
          <table:table-cell table:style-name="ce207" office:value-type="float" office:value="104.08" calcext:value-type="float">
            <text:p><text:s text:c="3"/>104.08</text:p>
          </table:table-cell>
          <table:table-cell table:style-name="ce207" office:value-type="float" office:value="622.33" calcext:value-type="float">
            <text:p><text:s text:c="3"/>622.33</text:p>
          </table:table-cell>
          <table:table-cell table:style-name="ce224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93" office:value-type="string" calcext:value-type="string">
            <text:p>92 年</text:p>
          </table:table-cell>
          <table:table-cell table:style-name="ce169" office:value-type="float" office:value="36188.0354" calcext:value-type="float">
            <text:p><text:s text:c="3"/>36,188.0354</text:p>
          </table:table-cell>
          <table:table-cell table:style-name="ce185" office:value-type="float" office:value="369" calcext:value-type="float">
            <text:p><text:s text:c="3"/>369</text:p>
          </table:table-cell>
          <table:table-cell table:style-name="ce185" office:value-type="float" office:value="7809" calcext:value-type="float">
            <text:p><text:s text:c="3"/>7,809</text:p>
          </table:table-cell>
          <table:table-cell table:style-name="ce185" office:value-type="float" office:value="145971" calcext:value-type="float">
            <text:p><text:s text:c="3"/>145,971</text:p>
          </table:table-cell>
          <table:table-cell table:style-name="ce185" office:value-type="float" office:value="7047168" calcext:value-type="float">
            <text:p><text:s text:c="3"/>7,047,168</text:p>
          </table:table-cell>
          <table:table-cell table:style-name="ce185" office:value-type="float" office:value="22604550" calcext:value-type="float">
            <text:p><text:s text:c="3"/>22,604,550</text:p>
          </table:table-cell>
          <table:table-cell table:style-name="ce185" office:value-type="float" office:value="11515062" calcext:value-type="float">
            <text:p><text:s text:c="3"/>11,515,062</text:p>
          </table:table-cell>
          <table:table-cell table:style-name="ce185" office:value-type="float" office:value="11089488" calcext:value-type="float">
            <text:p><text:s text:c="3"/>11,089,488</text:p>
          </table:table-cell>
          <table:table-cell table:style-name="ce208" office:value-type="float" office:value="103.84" calcext:value-type="float">
            <text:p><text:s text:c="3"/>103.84</text:p>
          </table:table-cell>
          <table:table-cell table:style-name="ce208" office:value-type="float" office:value="624.64" calcext:value-type="float">
            <text:p><text:s text:c="3"/>624.64</text:p>
          </table:table-cell>
          <table:table-cell table:style-name="ce225" office:value-type="float" office:value="3.21" calcext:value-type="float">
            <text:p><text:s text:c="3"/>3.21</text:p>
          </table:table-cell>
          <table:table-cell table:style-name="ce232" table:number-columns-repeated="1012"/>
        </table:table-row>
        <table:table-row table:style-name="ro5">
          <table:table-cell table:style-name="ce93" office:value-type="string" calcext:value-type="string">
            <text:p>93 年</text:p>
          </table:table-cell>
          <table:table-cell table:style-name="ce169" office:value-type="float" office:value="36188.0354" calcext:value-type="float">
            <text:p><text:s text:c="3"/>36,188.0354</text:p>
          </table:table-cell>
          <table:table-cell table:style-name="ce186" office:value-type="float" office:value="368" calcext:value-type="float">
            <text:p><text:s text:c="3"/>368</text:p>
          </table:table-cell>
          <table:table-cell table:style-name="ce186" office:value-type="float" office:value="7810" calcext:value-type="float">
            <text:p><text:s text:c="3"/>7,810</text:p>
          </table:table-cell>
          <table:table-cell table:style-name="ce186" office:value-type="float" office:value="146225" calcext:value-type="float">
            <text:p><text:s text:c="3"/>146,225</text:p>
          </table:table-cell>
          <table:table-cell table:style-name="ce186" office:value-type="float" office:value="7179943" calcext:value-type="float">
            <text:p><text:s text:c="3"/>7,179,943</text:p>
          </table:table-cell>
          <table:table-cell table:style-name="ce186" office:value-type="float" office:value="22689122" calcext:value-type="float">
            <text:p><text:s text:c="3"/>22,689,122</text:p>
          </table:table-cell>
          <table:table-cell table:style-name="ce186" office:value-type="float" office:value="11541585" calcext:value-type="float">
            <text:p><text:s text:c="3"/>11,541,585</text:p>
          </table:table-cell>
          <table:table-cell table:style-name="ce186" office:value-type="float" office:value="11147537" calcext:value-type="float">
            <text:p><text:s text:c="3"/>11,147,537</text:p>
          </table:table-cell>
          <table:table-cell table:style-name="ce208" office:value-type="float" office:value="103.53" calcext:value-type="float">
            <text:p><text:s text:c="3"/>103.53</text:p>
          </table:table-cell>
          <table:table-cell table:style-name="ce208" office:value-type="float" office:value="626.98" calcext:value-type="float">
            <text:p><text:s text:c="3"/>626.98</text:p>
          </table:table-cell>
          <table:table-cell table:style-name="ce226" office:value-type="float" office:value="3.16" calcext:value-type="float">
            <text:p><text:s text:c="3"/>3.16</text:p>
          </table:table-cell>
          <table:table-cell table:style-name="ce232" table:number-columns-repeated="1012"/>
        </table:table-row>
        <table:table-row table:style-name="ro5">
          <table:table-cell table:style-name="ce93" office:value-type="string" calcext:value-type="string">
            <text:p>94 年</text:p>
          </table:table-cell>
          <table:table-cell table:style-name="ce169" office:value-type="float" office:value="36188.0354" calcext:value-type="float">
            <text:p><text:s text:c="3"/>36,188.0354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7833" calcext:value-type="float">
            <text:p><text:s text:c="3"/>7,833</text:p>
          </table:table-cell>
          <table:table-cell table:style-name="ce185" office:value-type="float" office:value="146967" calcext:value-type="float">
            <text:p><text:s text:c="3"/>146,967</text:p>
          </table:table-cell>
          <table:table-cell table:style-name="ce185" office:value-type="float" office:value="7292879" calcext:value-type="float">
            <text:p><text:s text:c="3"/>7,292,879</text:p>
          </table:table-cell>
          <table:table-cell table:style-name="ce186" office:value-type="float" office:value="22770383" calcext:value-type="float">
            <text:p><text:s text:c="3"/>22,770,383</text:p>
          </table:table-cell>
          <table:table-cell table:style-name="ce185" office:value-type="float" office:value="11562440" calcext:value-type="float">
            <text:p><text:s text:c="3"/>11,562,440</text:p>
          </table:table-cell>
          <table:table-cell table:style-name="ce185" office:value-type="float" office:value="11207943" calcext:value-type="float">
            <text:p><text:s text:c="3"/>11,207,943</text:p>
          </table:table-cell>
          <table:table-cell table:style-name="ce208" office:value-type="float" office:value="103.16" calcext:value-type="float">
            <text:p><text:s text:c="3"/>103.16</text:p>
          </table:table-cell>
          <table:table-cell table:style-name="ce208" office:value-type="float" office:value="629.22" calcext:value-type="float">
            <text:p><text:s text:c="3"/>629.22</text:p>
          </table:table-cell>
          <table:table-cell table:style-name="ce226" office:value-type="float" office:value="3.12" calcext:value-type="float">
            <text:p><text:s text:c="3"/>3.12</text:p>
          </table:table-cell>
          <table:table-cell table:style-name="ce232" table:number-columns-repeated="1012"/>
        </table:table-row>
        <table:table-row table:style-name="ro5">
          <table:table-cell table:style-name="ce93" office:value-type="string" calcext:value-type="string">
            <text:p>95 年</text:p>
          </table:table-cell>
          <table:table-cell table:style-name="ce169" office:value-type="float" office:value="36188.0354" calcext:value-type="float">
            <text:p><text:s text:c="3"/>36,188.0354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7828" calcext:value-type="float">
            <text:p><text:s text:c="3"/>7,828</text:p>
          </table:table-cell>
          <table:table-cell table:style-name="ce185" office:value-type="float" office:value="147134" calcext:value-type="float">
            <text:p><text:s text:c="3"/>147,134</text:p>
          </table:table-cell>
          <table:table-cell table:style-name="ce185" office:value-type="float" office:value="7394758" calcext:value-type="float">
            <text:p><text:s text:c="3"/>7,394,758</text:p>
          </table:table-cell>
          <table:table-cell table:style-name="ce186" office:value-type="float" office:value="22876527" calcext:value-type="float">
            <text:p><text:s text:c="3"/>22,876,527</text:p>
          </table:table-cell>
          <table:table-cell table:style-name="ce185" office:value-type="float" office:value="11591707" calcext:value-type="float">
            <text:p><text:s text:c="3"/>11,591,707</text:p>
          </table:table-cell>
          <table:table-cell table:style-name="ce185" office:value-type="float" office:value="11284820" calcext:value-type="float">
            <text:p><text:s text:c="3"/>11,284,820</text:p>
          </table:table-cell>
          <table:table-cell table:style-name="ce208" office:value-type="float" office:value="102.72" calcext:value-type="float">
            <text:p><text:s text:c="3"/>102.72</text:p>
          </table:table-cell>
          <table:table-cell table:style-name="ce208" office:value-type="float" office:value="632.16" calcext:value-type="float">
            <text:p><text:s text:c="3"/>632.16</text:p>
          </table:table-cell>
          <table:table-cell table:style-name="ce225" office:value-type="float" office:value="3.09" calcext:value-type="float">
            <text:p><text:s text:c="3"/>3.09</text:p>
          </table:table-cell>
          <table:table-cell table:style-name="ce232" table:number-columns-repeated="1012"/>
        </table:table-row>
        <table:table-row table:style-name="ro5">
          <table:table-cell table:style-name="ce93" office:value-type="string" calcext:value-type="string">
            <text:p>96 年</text:p>
          </table:table-cell>
          <table:table-cell table:style-name="ce169" office:value-type="float" office:value="36189.505" calcext:value-type="float">
            <text:p><text:s text:c="3"/>36,189.5050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7826" calcext:value-type="float">
            <text:p><text:s text:c="3"/>7,826</text:p>
          </table:table-cell>
          <table:table-cell table:style-name="ce185" office:value-type="float" office:value="147342" calcext:value-type="float">
            <text:p><text:s text:c="3"/>147,342</text:p>
          </table:table-cell>
          <table:table-cell table:style-name="ce185" office:value-type="float" office:value="7512449" calcext:value-type="float">
            <text:p><text:s text:c="3"/>7,512,449</text:p>
          </table:table-cell>
          <table:table-cell table:style-name="ce186" office:value-type="float" office:value="22958360" calcext:value-type="float">
            <text:p><text:s text:c="3"/>22,958,360</text:p>
          </table:table-cell>
          <table:table-cell table:style-name="ce185" office:value-type="float" office:value="11608767" calcext:value-type="float">
            <text:p><text:s text:c="3"/>11,608,767</text:p>
          </table:table-cell>
          <table:table-cell table:style-name="ce185" office:value-type="float" office:value="11349593" calcext:value-type="float">
            <text:p><text:s text:c="3"/>11,349,593</text:p>
          </table:table-cell>
          <table:table-cell table:style-name="ce208" office:value-type="float" office:value="102.28" calcext:value-type="float">
            <text:p><text:s text:c="3"/>102.28</text:p>
          </table:table-cell>
          <table:table-cell table:style-name="ce208" office:value-type="float" office:value="634.39" calcext:value-type="float">
            <text:p><text:s text:c="3"/>634.39</text:p>
          </table:table-cell>
          <table:table-cell table:style-name="ce225" office:value-type="float" office:value="3.06" calcext:value-type="float">
            <text:p><text:s text:c="3"/>3.06</text:p>
          </table:table-cell>
          <table:table-cell table:style-name="ce232" table:number-columns-repeated="1012"/>
        </table:table-row>
        <table:table-row table:style-name="ro5">
          <table:table-cell table:style-name="ce93" office:value-type="string" calcext:value-type="string">
            <text:p>97 年</text:p>
          </table:table-cell>
          <table:table-cell table:style-name="ce169" office:value-type="float" office:value="36189.505" calcext:value-type="float">
            <text:p><text:s text:c="3"/>36,189.5050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7827" calcext:value-type="float">
            <text:p><text:s text:c="3"/>7,827</text:p>
          </table:table-cell>
          <table:table-cell table:style-name="ce185" office:value-type="float" office:value="147591" calcext:value-type="float">
            <text:p><text:s text:c="3"/>147,591</text:p>
          </table:table-cell>
          <table:table-cell table:style-name="ce185" office:value-type="float" office:value="7655772" calcext:value-type="float">
            <text:p><text:s text:c="3"/>7,655,772</text:p>
          </table:table-cell>
          <table:table-cell table:style-name="ce186" office:value-type="float" office:value="23037031" calcext:value-type="float">
            <text:p><text:s text:c="3"/>23,037,031</text:p>
          </table:table-cell>
          <table:table-cell table:style-name="ce185" office:value-type="float" office:value="11626351" calcext:value-type="float">
            <text:p><text:s text:c="3"/>11,626,351</text:p>
          </table:table-cell>
          <table:table-cell table:style-name="ce185" office:value-type="float" office:value="11410680" calcext:value-type="float">
            <text:p><text:s text:c="3"/>11,410,680</text:p>
          </table:table-cell>
          <table:table-cell table:style-name="ce208" office:value-type="float" office:value="101.89" calcext:value-type="float">
            <text:p><text:s text:c="3"/>101.89</text:p>
          </table:table-cell>
          <table:table-cell table:style-name="ce208" office:value-type="float" office:value="636.57" calcext:value-type="float">
            <text:p><text:s text:c="3"/>636.57</text:p>
          </table:table-cell>
          <table:table-cell table:style-name="ce225" office:value-type="float" office:value="3.01" calcext:value-type="float">
            <text:p><text:s text:c="3"/>3.01</text:p>
          </table:table-cell>
          <table:table-cell table:style-name="ce232" table:number-columns-repeated="1012"/>
        </table:table-row>
        <table:table-row table:style-name="ro5">
          <table:table-cell table:style-name="ce93" office:value-type="string" calcext:value-type="string">
            <text:p>98 年</text:p>
          </table:table-cell>
          <table:table-cell table:style-name="ce170" office:value-type="float" office:value="36191.4667" calcext:value-type="float">
            <text:p><text:s text:c="3"/>36,191.4667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7834" calcext:value-type="float">
            <text:p><text:s text:c="3"/>7,834</text:p>
          </table:table-cell>
          <table:table-cell table:style-name="ce193" office:value-type="float" office:value="147863" calcext:value-type="float">
            <text:p><text:s text:c="3"/>147,863</text:p>
          </table:table-cell>
          <table:table-cell table:style-name="ce185" office:value-type="float" office:value="7805834" calcext:value-type="float">
            <text:p><text:s text:c="3"/>7,805,834</text:p>
          </table:table-cell>
          <table:table-cell table:style-name="ce186" office:value-type="float" office:value="23119772" calcext:value-type="float">
            <text:p><text:s text:c="3"/>23,119,772</text:p>
          </table:table-cell>
          <table:table-cell table:style-name="ce185" office:value-type="float" office:value="11636734" calcext:value-type="float">
            <text:p><text:s text:c="3"/>11,636,734</text:p>
          </table:table-cell>
          <table:table-cell table:style-name="ce185" office:value-type="float" office:value="11483038" calcext:value-type="float">
            <text:p><text:s text:c="3"/>11,483,038</text:p>
          </table:table-cell>
          <table:table-cell table:style-name="ce208" office:value-type="float" office:value="101.34" calcext:value-type="float">
            <text:p><text:s text:c="3"/>101.34</text:p>
          </table:table-cell>
          <table:table-cell table:style-name="ce208" office:value-type="float" office:value="638.82" calcext:value-type="float">
            <text:p><text:s text:c="3"/>638.82</text:p>
          </table:table-cell>
          <table:table-cell table:style-name="ce225" office:value-type="float" office:value="2.96" calcext:value-type="float">
            <text:p><text:s text:c="3"/>2.96</text:p>
          </table:table-cell>
          <table:table-cell table:style-name="ce232" table:number-columns-repeated="1012"/>
        </table:table-row>
        <table:table-row table:style-name="ro5">
          <table:table-cell table:style-name="ce93" office:value-type="string" calcext:value-type="string">
            <text:p>99 年</text:p>
          </table:table-cell>
          <table:table-cell table:style-name="ce170" office:value-type="float" office:value="36191.4667" calcext:value-type="float">
            <text:p><text:s text:c="3"/>36,191.4667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7835" calcext:value-type="float">
            <text:p><text:s text:c="3"/>7,835</text:p>
          </table:table-cell>
          <table:table-cell table:style-name="ce193" office:value-type="float" office:value="147877" calcext:value-type="float">
            <text:p><text:s text:c="3"/>147,877</text:p>
          </table:table-cell>
          <table:table-cell table:style-name="ce185" office:value-type="float" office:value="7937024" calcext:value-type="float">
            <text:p><text:s text:c="3"/>7,937,024</text:p>
          </table:table-cell>
          <table:table-cell table:style-name="ce186" office:value-type="float" office:value="23162123" calcext:value-type="float">
            <text:p><text:s text:c="3"/>23,162,123</text:p>
          </table:table-cell>
          <table:table-cell table:style-name="ce185" office:value-type="float" office:value="11635225" calcext:value-type="float">
            <text:p><text:s text:c="3"/>11,635,225</text:p>
          </table:table-cell>
          <table:table-cell table:style-name="ce185" office:value-type="float" office:value="11526898" calcext:value-type="float">
            <text:p><text:s text:c="3"/>11,526,898</text:p>
          </table:table-cell>
          <table:table-cell table:style-name="ce208" office:value-type="float" office:value="100.94" calcext:value-type="float">
            <text:p><text:s text:c="3"/>100.94</text:p>
          </table:table-cell>
          <table:table-cell table:style-name="ce208" office:value-type="float" office:value="639.99" calcext:value-type="float">
            <text:p><text:s text:c="3"/>639.99</text:p>
          </table:table-cell>
          <table:table-cell table:style-name="ce225" office:value-type="float" office:value="2.92" calcext:value-type="float">
            <text:p><text:s text:c="3"/>2.92</text:p>
          </table:table-cell>
          <table:table-cell table:style-name="ce232" table:number-columns-repeated="1012"/>
        </table:table-row>
        <table:table-row table:style-name="ro5">
          <table:table-cell table:style-name="ce94" office:value-type="string" calcext:value-type="string">
            <text:p>100 年</text:p>
          </table:table-cell>
          <table:table-cell table:style-name="ce171" office:value-type="float" office:value="36192.8155" calcext:value-type="float">
            <text:p><text:s text:c="3"/>36,192.8155</text:p>
          </table:table-cell>
          <table:table-cell table:style-name="ce187" office:value-type="float" office:value="368" calcext:value-type="float">
            <text:p><text:s text:c="3"/>368</text:p>
          </table:table-cell>
          <table:table-cell table:style-name="ce187" office:value-type="float" office:value="7835" calcext:value-type="float">
            <text:p><text:s text:c="3"/>7,835</text:p>
          </table:table-cell>
          <table:table-cell table:style-name="ce194" office:value-type="float" office:value="147828" calcext:value-type="float">
            <text:p><text:s text:c="3"/>147,828</text:p>
          </table:table-cell>
          <table:table-cell table:style-name="ce187" office:value-type="float" office:value="8057761" calcext:value-type="float">
            <text:p><text:s text:c="3"/>8,057,761</text:p>
          </table:table-cell>
          <table:table-cell table:style-name="ce196" office:value-type="float" office:value="23224912" calcext:value-type="float">
            <text:p><text:s text:c="3"/>23,224,912</text:p>
          </table:table-cell>
          <table:table-cell table:style-name="ce187" office:value-type="float" office:value="11645674" calcext:value-type="float">
            <text:p><text:s text:c="3"/>11,645,674</text:p>
          </table:table-cell>
          <table:table-cell table:style-name="ce187" office:value-type="float" office:value="11579238" calcext:value-type="float">
            <text:p><text:s text:c="3"/>11,579,238</text:p>
          </table:table-cell>
          <table:table-cell table:style-name="ce209" office:value-type="float" office:value="100.57" calcext:value-type="float">
            <text:p><text:s text:c="3"/>100.57</text:p>
          </table:table-cell>
          <table:table-cell table:style-name="ce209" office:value-type="float" office:value="641.7" calcext:value-type="float">
            <text:p><text:s text:c="3"/>641.70</text:p>
          </table:table-cell>
          <table:table-cell table:style-name="ce227" office:value-type="float" office:value="2.88" calcext:value-type="float">
            <text:p><text:s text:c="3"/>2.88</text:p>
          </table:table-cell>
          <table:table-cell table:style-name="ce233" table:number-columns-repeated="1012"/>
        </table:table-row>
        <table:table-row table:style-name="ro5">
          <table:table-cell table:style-name="ce94" office:value-type="string" calcext:value-type="string">
            <text:p>101 年</text:p>
          </table:table-cell>
          <table:table-cell table:style-name="ce171" office:value-type="float" office:value="36192.8155" calcext:value-type="float">
            <text:p><text:s text:c="3"/>36,192.8155</text:p>
          </table:table-cell>
          <table:table-cell table:style-name="ce187" office:value-type="float" office:value="368" calcext:value-type="float">
            <text:p><text:s text:c="3"/>368</text:p>
          </table:table-cell>
          <table:table-cell table:style-name="ce187" office:value-type="float" office:value="7835" calcext:value-type="float">
            <text:p><text:s text:c="3"/>7,835</text:p>
          </table:table-cell>
          <table:table-cell table:style-name="ce194" office:value-type="float" office:value="148358" calcext:value-type="float">
            <text:p><text:s text:c="3"/>148,358</text:p>
          </table:table-cell>
          <table:table-cell table:style-name="ce187" office:value-type="float" office:value="8186432" calcext:value-type="float">
            <text:p><text:s text:c="3"/>8,186,432</text:p>
          </table:table-cell>
          <table:table-cell table:style-name="ce196" office:value-type="float" office:value="23315822" calcext:value-type="float">
            <text:p><text:s text:c="3"/>23,315,822</text:p>
          </table:table-cell>
          <table:table-cell table:style-name="ce187" office:value-type="float" office:value="11673319" calcext:value-type="float">
            <text:p><text:s text:c="3"/>11,673,319</text:p>
          </table:table-cell>
          <table:table-cell table:style-name="ce187" office:value-type="float" office:value="11642503" calcext:value-type="float">
            <text:p><text:s text:c="3"/>11,642,503</text:p>
          </table:table-cell>
          <table:table-cell table:style-name="ce210" office:value-type="float" office:value="100.26" calcext:value-type="float">
            <text:p><text:s text:c="3"/>100.26</text:p>
          </table:table-cell>
          <table:table-cell table:style-name="ce210" office:value-type="float" office:value="644.21" calcext:value-type="float">
            <text:p><text:s text:c="3"/>644.21</text:p>
          </table:table-cell>
          <table:table-cell table:style-name="ce227" office:value-type="float" office:value="2.85" calcext:value-type="float">
            <text:p><text:s text:c="3"/>2.85</text:p>
          </table:table-cell>
          <table:table-cell table:style-name="ce234"/>
          <table:table-cell table:style-name="ce233" table:number-columns-repeated="1011"/>
        </table:table-row>
        <table:table-row table:style-name="ro6">
          <table:table-cell table:style-name="ce94" office:value-type="string" calcext:value-type="string">
            <text:p>102 年</text:p>
          </table:table-cell>
          <table:table-cell table:style-name="ce171" office:value-type="float" office:value="36192.8155" calcext:value-type="float">
            <text:p><text:s text:c="3"/>36,192.8155</text:p>
          </table:table-cell>
          <table:table-cell table:style-name="ce187" office:value-type="float" office:value="368" calcext:value-type="float">
            <text:p><text:s text:c="3"/>368</text:p>
          </table:table-cell>
          <table:table-cell table:style-name="ce187" office:value-type="float" office:value="7839" calcext:value-type="float">
            <text:p><text:s text:c="3"/>7,839</text:p>
          </table:table-cell>
          <table:table-cell table:style-name="ce187" office:value-type="float" office:value="148587" calcext:value-type="float">
            <text:p><text:s text:c="3"/>148,587</text:p>
          </table:table-cell>
          <table:table-cell table:style-name="ce187" office:value-type="float" office:value="8286260" calcext:value-type="float">
            <text:p><text:s text:c="3"/>8,286,260</text:p>
          </table:table-cell>
          <table:table-cell table:style-name="ce196" office:value-type="float" office:value="23373517" calcext:value-type="float">
            <text:p><text:s text:c="3"/>23,373,517</text:p>
          </table:table-cell>
          <table:table-cell table:style-name="ce187" office:value-type="float" office:value="11684674" calcext:value-type="float">
            <text:p><text:s text:c="3"/>11,684,674</text:p>
          </table:table-cell>
          <table:table-cell table:style-name="ce187" office:value-type="float" office:value="11688843" calcext:value-type="float">
            <text:p><text:s text:c="3"/>11,688,843</text:p>
          </table:table-cell>
          <table:table-cell table:style-name="ce210" office:value-type="float" office:value="99.96" calcext:value-type="float">
            <text:p><text:s text:c="3"/>99.96</text:p>
          </table:table-cell>
          <table:table-cell table:style-name="ce210" office:value-type="float" office:value="645.81" calcext:value-type="float">
            <text:p><text:s text:c="3"/>645.81</text:p>
          </table:table-cell>
          <table:table-cell table:style-name="ce227" office:value-type="float" office:value="2.82" calcext:value-type="float">
            <text:p><text:s text:c="3"/>2.82</text:p>
          </table:table-cell>
          <table:table-cell table:style-name="ce235" table:number-columns-repeated="3"/>
          <table:table-cell table:style-name="ce233" table:number-columns-repeated="1009"/>
        </table:table-row>
        <table:table-row table:style-name="ro30">
          <table:table-cell table:style-name="ce94" office:value-type="string" calcext:value-type="string">
            <text:p>103 年</text:p>
          </table:table-cell>
          <table:table-cell table:style-name="ce172" office:value-type="float" office:value="36192.8155" calcext:value-type="float">
            <text:p><text:s text:c="3"/>36,192.8155</text:p>
          </table:table-cell>
          <table:table-cell table:style-name="ce187" office:value-type="float" office:value="368" calcext:value-type="float">
            <text:p><text:s text:c="3"/>368</text:p>
          </table:table-cell>
          <table:table-cell table:style-name="ce187" office:value-type="float" office:value="7851" calcext:value-type="float">
            <text:p><text:s text:c="3"/>7,851</text:p>
          </table:table-cell>
          <table:table-cell table:style-name="ce187" office:value-type="float" office:value="147785" calcext:value-type="float">
            <text:p><text:s text:c="3"/>147,785</text:p>
          </table:table-cell>
          <table:table-cell table:style-name="ce187" office:value-type="float" office:value="8382699" calcext:value-type="float">
            <text:p><text:s text:c="3"/>8,382,699</text:p>
          </table:table-cell>
          <table:table-cell table:style-name="ce196" office:value-type="float" office:value="23433753" calcext:value-type="float">
            <text:p><text:s text:c="3"/>23,433,753</text:p>
          </table:table-cell>
          <table:table-cell table:style-name="ce187" office:value-type="float" office:value="11697971" calcext:value-type="float">
            <text:p><text:s text:c="3"/>11,697,971</text:p>
          </table:table-cell>
          <table:table-cell table:style-name="ce187" office:value-type="float" office:value="11735782" calcext:value-type="float">
            <text:p><text:s text:c="3"/>11,735,782</text:p>
          </table:table-cell>
          <table:table-cell table:style-name="ce210" office:value-type="float" office:value="99.68" calcext:value-type="float">
            <text:p><text:s text:c="3"/>99.68</text:p>
          </table:table-cell>
          <table:table-cell table:style-name="ce210" office:value-type="float" office:value="647.47" calcext:value-type="float">
            <text:p><text:s text:c="3"/>647.47</text:p>
          </table:table-cell>
          <table:table-cell table:style-name="ce227" office:value-type="float" office:value="2.8" calcext:value-type="float">
            <text:p><text:s text:c="3"/>2.80</text:p>
          </table:table-cell>
          <table:table-cell table:style-name="ce235" table:number-columns-repeated="3"/>
          <table:table-cell table:style-name="ce233" table:number-columns-repeated="1009"/>
        </table:table-row>
        <table:table-row table:style-name="ro31">
          <table:table-cell table:style-name="ce93" office:value-type="string" calcext:value-type="string">
            <text:p>104 年</text:p>
          </table:table-cell>
          <table:table-cell table:style-name="ce173" office:value-type="float" office:value="36197.0669" calcext:value-type="float">
            <text:p><text:s text:c="3"/>36,197.0669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7851" calcext:value-type="float">
            <text:p><text:s text:c="3"/>7,851</text:p>
          </table:table-cell>
          <table:table-cell table:style-name="ce185" office:value-type="float" office:value="147478" calcext:value-type="float">
            <text:p><text:s text:c="3"/>147,478</text:p>
          </table:table-cell>
          <table:table-cell table:style-name="ce185" office:value-type="float" office:value="8468978" calcext:value-type="float">
            <text:p><text:s text:c="3"/>8,468,978</text:p>
          </table:table-cell>
          <table:table-cell table:style-name="ce186" office:value-type="float" office:value="23492074" calcext:value-type="float">
            <text:p><text:s text:c="3"/>23,492,074</text:p>
          </table:table-cell>
          <table:table-cell table:style-name="ce185" office:value-type="float" office:value="11712047" calcext:value-type="float">
            <text:p><text:s text:c="3"/>11,712,047</text:p>
          </table:table-cell>
          <table:table-cell table:style-name="ce185" office:value-type="float" office:value="11780027" calcext:value-type="float">
            <text:p><text:s text:c="3"/>11,780,027</text:p>
          </table:table-cell>
          <table:table-cell table:style-name="ce211" office:value-type="float" office:value="99.4229215264108" calcext:value-type="float">
            <text:p><text:s text:c="3"/>99.42</text:p>
          </table:table-cell>
          <table:table-cell table:style-name="ce219" office:value-type="float" office:value="649" calcext:value-type="float">
            <text:p><text:s text:c="3"/>649.00</text:p>
          </table:table-cell>
          <table:table-cell table:style-name="ce225" office:value-type="float" office:value="2.77389715736657" calcext:value-type="float">
            <text:p><text:s text:c="3"/>2.77</text:p>
          </table:table-cell>
          <table:table-cell table:style-name="ce235" table:number-columns-repeated="3"/>
          <table:table-cell table:style-name="ce233" table:number-columns-repeated="1009"/>
        </table:table-row>
        <table:table-row table:style-name="ro32">
          <table:table-cell table:style-name="ce95" office:value-type="string" calcext:value-type="string">
            <text:p>2 月</text:p>
          </table:table-cell>
          <table:table-cell table:style-name="ce174" office:value-type="float" office:value="36192.8155" calcext:value-type="float">
            <text:p><text:s text:c="3"/>36,192.8155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782" calcext:value-type="float">
            <text:p><text:s text:c="3"/>147,782</text:p>
          </table:table-cell>
          <table:table-cell table:style-name="ce188" office:value-type="float" office:value="8393138" calcext:value-type="float">
            <text:p><text:s text:c="3"/>8,393,138</text:p>
          </table:table-cell>
          <table:table-cell table:style-name="ce199" office:value-type="float" office:value="23445534" calcext:value-type="float">
            <text:p><text:s text:c="3"/>23,445,534</text:p>
          </table:table-cell>
          <table:table-cell table:style-name="ce188" office:value-type="float" office:value="11701275" calcext:value-type="float">
            <text:p><text:s text:c="3"/>11,701,275</text:p>
          </table:table-cell>
          <table:table-cell table:style-name="ce188" office:value-type="float" office:value="11744259" calcext:value-type="float">
            <text:p><text:s text:c="3"/>11,744,259</text:p>
          </table:table-cell>
          <table:table-cell table:style-name="ce212" office:value-type="float" office:value="99.63" calcext:value-type="float">
            <text:p><text:s text:c="3"/>99.63</text:p>
          </table:table-cell>
          <table:table-cell table:style-name="ce212" office:value-type="float" office:value="647.8" calcext:value-type="float">
            <text:p><text:s text:c="3"/>647.80</text:p>
          </table:table-cell>
          <table:table-cell table:style-name="ce228" office:value-type="float" office:value="2.79" calcext:value-type="float">
            <text:p><text:s text:c="3"/>2.79</text:p>
          </table:table-cell>
          <table:table-cell table:style-name="ce235" table:number-columns-repeated="3"/>
          <table:table-cell table:style-name="ce233" table:number-columns-repeated="1009"/>
        </table:table-row>
        <table:table-row table:style-name="ro33">
          <table:table-cell table:style-name="ce95" office:value-type="string" calcext:value-type="string">
            <text:p>3 月</text:p>
          </table:table-cell>
          <table:table-cell table:style-name="ce174" office:value-type="float" office:value="36192.8155" calcext:value-type="float">
            <text:p><text:s text:c="3"/>36,192.8155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779" calcext:value-type="float">
            <text:p><text:s text:c="3"/>147,779</text:p>
          </table:table-cell>
          <table:table-cell table:style-name="ce188" office:value-type="float" office:value="8402104" calcext:value-type="float">
            <text:p><text:s text:c="3"/>8,402,104</text:p>
          </table:table-cell>
          <table:table-cell table:style-name="ce199" office:value-type="float" office:value="23449287" calcext:value-type="float">
            <text:p><text:s text:c="3"/>23,449,287</text:p>
          </table:table-cell>
          <table:table-cell table:style-name="ce188" office:value-type="float" office:value="11701844" calcext:value-type="float">
            <text:p><text:s text:c="3"/>11,701,844</text:p>
          </table:table-cell>
          <table:table-cell table:style-name="ce188" office:value-type="float" office:value="11747443" calcext:value-type="float">
            <text:p><text:s text:c="3"/>11,747,443</text:p>
          </table:table-cell>
          <table:table-cell table:style-name="ce212" office:value-type="float" office:value="99.61" calcext:value-type="float">
            <text:p><text:s text:c="3"/>99.61</text:p>
          </table:table-cell>
          <table:table-cell table:style-name="ce212" office:value-type="float" office:value="647.9" calcext:value-type="float">
            <text:p><text:s text:c="3"/>647.90</text:p>
          </table:table-cell>
          <table:table-cell table:style-name="ce228" office:value-type="float" office:value="2.79" calcext:value-type="float">
            <text:p><text:s text:c="3"/>2.79</text:p>
          </table:table-cell>
          <table:table-cell table:style-name="ce235" table:number-columns-repeated="3"/>
          <table:table-cell table:style-name="ce233" table:number-columns-repeated="1009"/>
        </table:table-row>
        <table:table-row table:style-name="ro34">
          <table:table-cell table:style-name="ce95" office:value-type="string" calcext:value-type="string">
            <text:p>4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776" calcext:value-type="float">
            <text:p><text:s text:c="3"/>147,776</text:p>
          </table:table-cell>
          <table:table-cell table:style-name="ce188" office:value-type="float" office:value="8410079" calcext:value-type="float">
            <text:p><text:s text:c="3"/>8,410,079</text:p>
          </table:table-cell>
          <table:table-cell table:style-name="ce199" office:value-type="float" office:value="23452387" calcext:value-type="float">
            <text:p><text:s text:c="3"/>23,452,387</text:p>
          </table:table-cell>
          <table:table-cell table:style-name="ce188" office:value-type="float" office:value="11702120" calcext:value-type="float">
            <text:p><text:s text:c="3"/>11,702,120</text:p>
          </table:table-cell>
          <table:table-cell table:style-name="ce188" office:value-type="float" office:value="11750267" calcext:value-type="float">
            <text:p><text:s text:c="3"/>11,750,267</text:p>
          </table:table-cell>
          <table:table-cell table:style-name="ce212" office:value-type="float" office:value="99.59" calcext:value-type="float">
            <text:p><text:s text:c="3"/>99.59</text:p>
          </table:table-cell>
          <table:table-cell table:style-name="ce212" office:value-type="float" office:value="647.91" calcext:value-type="float">
            <text:p><text:s text:c="3"/>647.91</text:p>
          </table:table-cell>
          <table:table-cell table:style-name="ce228" office:value-type="float" office:value="2.79" calcext:value-type="float">
            <text:p><text:s text:c="3"/>2.79</text:p>
          </table:table-cell>
          <table:table-cell table:style-name="ce235" table:number-columns-repeated="3"/>
          <table:table-cell table:style-name="ce233" table:number-columns-repeated="1009"/>
        </table:table-row>
        <table:table-row table:style-name="ro34">
          <table:table-cell table:style-name="ce95" office:value-type="string" calcext:value-type="string">
            <text:p>5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770" calcext:value-type="float">
            <text:p><text:s text:c="3"/>147,770</text:p>
          </table:table-cell>
          <table:table-cell table:style-name="ce188" office:value-type="float" office:value="8419246" calcext:value-type="float">
            <text:p><text:s text:c="3"/>8,419,246</text:p>
          </table:table-cell>
          <table:table-cell table:style-name="ce199" office:value-type="float" office:value="23456545" calcext:value-type="float">
            <text:p><text:s text:c="3"/>23,456,545</text:p>
          </table:table-cell>
          <table:table-cell table:style-name="ce188" office:value-type="float" office:value="11702890" calcext:value-type="float">
            <text:p><text:s text:c="3"/>11,702,890</text:p>
          </table:table-cell>
          <table:table-cell table:style-name="ce188" office:value-type="float" office:value="11753655" calcext:value-type="float">
            <text:p><text:s text:c="3"/>11,753,655</text:p>
          </table:table-cell>
          <table:table-cell table:style-name="ce212" office:value-type="float" office:value="99.57" calcext:value-type="float">
            <text:p><text:s text:c="3"/>99.57</text:p>
          </table:table-cell>
          <table:table-cell table:style-name="ce212" office:value-type="float" office:value="648.02" calcext:value-type="float">
            <text:p><text:s text:c="3"/>648.02</text:p>
          </table:table-cell>
          <table:table-cell table:style-name="ce228" office:value-type="float" office:value="2.79" calcext:value-type="float">
            <text:p><text:s text:c="3"/>2.79</text:p>
          </table:table-cell>
          <table:table-cell table:style-name="ce234"/>
          <table:table-cell table:style-name="ce233" table:number-columns-repeated="1011"/>
        </table:table-row>
        <table:table-row table:style-name="ro34">
          <table:table-cell table:style-name="ce95" office:value-type="string" calcext:value-type="string">
            <text:p>6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675" calcext:value-type="float">
            <text:p><text:s text:c="3"/>147,675</text:p>
          </table:table-cell>
          <table:table-cell table:style-name="ce188" office:value-type="float" office:value="8427075" calcext:value-type="float">
            <text:p><text:s text:c="3"/>8,427,075</text:p>
          </table:table-cell>
          <table:table-cell table:style-name="ce199" office:value-type="float" office:value="23461562" calcext:value-type="float">
            <text:p><text:s text:c="3"/>23,461,562</text:p>
          </table:table-cell>
          <table:table-cell table:style-name="ce188" office:value-type="float" office:value="11704067" calcext:value-type="float">
            <text:p><text:s text:c="3"/>11,704,067</text:p>
          </table:table-cell>
          <table:table-cell table:style-name="ce188" office:value-type="float" office:value="11757495" calcext:value-type="float">
            <text:p><text:s text:c="3"/>11,757,495</text:p>
          </table:table-cell>
          <table:table-cell table:style-name="ce212" office:value-type="float" office:value="99.55" calcext:value-type="float">
            <text:p><text:s text:c="3"/>99.55</text:p>
          </table:table-cell>
          <table:table-cell table:style-name="ce212" office:value-type="float" office:value="648.16" calcext:value-type="float">
            <text:p><text:s text:c="3"/>648.16</text:p>
          </table:table-cell>
          <table:table-cell table:style-name="ce228" office:value-type="float" office:value="2.78" calcext:value-type="float">
            <text:p><text:s text:c="3"/>2.78</text:p>
          </table:table-cell>
          <table:table-cell table:style-name="ce234"/>
          <table:table-cell table:number-columns-repeated="1011"/>
        </table:table-row>
        <table:table-row table:style-name="ro35">
          <table:table-cell table:style-name="ce95" office:value-type="string" calcext:value-type="string">
            <text:p>7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517" calcext:value-type="float">
            <text:p><text:s text:c="3"/>147,517</text:p>
          </table:table-cell>
          <table:table-cell table:style-name="ce188" office:value-type="float" office:value="8433668" calcext:value-type="float">
            <text:p><text:s text:c="3"/>8,433,668</text:p>
          </table:table-cell>
          <table:table-cell table:style-name="ce199" office:value-type="float" office:value="23461708" calcext:value-type="float">
            <text:p><text:s text:c="3"/>23,461,708</text:p>
          </table:table-cell>
          <table:table-cell table:style-name="ce188" office:value-type="float" office:value="11702949" calcext:value-type="float">
            <text:p><text:s text:c="3"/>11,702,949</text:p>
          </table:table-cell>
          <table:table-cell table:style-name="ce188" office:value-type="float" office:value="11758759" calcext:value-type="float">
            <text:p><text:s text:c="3"/>11,758,759</text:p>
          </table:table-cell>
          <table:table-cell table:style-name="ce212" office:value-type="float" office:value="99.53" calcext:value-type="float">
            <text:p><text:s text:c="3"/>99.53</text:p>
          </table:table-cell>
          <table:table-cell table:style-name="ce212" office:value-type="float" office:value="648.17" calcext:value-type="float">
            <text:p><text:s text:c="3"/>648.17</text:p>
          </table:table-cell>
          <table:table-cell table:style-name="ce228" office:value-type="float" office:value="2.78" calcext:value-type="float">
            <text:p><text:s text:c="3"/>2.78</text:p>
          </table:table-cell>
          <table:table-cell table:style-name="ce234"/>
          <table:table-cell table:number-columns-repeated="1011"/>
        </table:table-row>
        <table:table-row table:style-name="ro36">
          <table:table-cell table:style-name="ce95" office:value-type="string" calcext:value-type="string">
            <text:p>8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495" calcext:value-type="float">
            <text:p><text:s text:c="3"/>147,495</text:p>
          </table:table-cell>
          <table:table-cell table:style-name="ce188" office:value-type="float" office:value="8444518" calcext:value-type="float">
            <text:p><text:s text:c="3"/>8,444,518</text:p>
          </table:table-cell>
          <table:table-cell table:style-name="ce199" office:value-type="float" office:value="23465003" calcext:value-type="float">
            <text:p><text:s text:c="3"/>23,465,003</text:p>
          </table:table-cell>
          <table:table-cell table:style-name="ce188" office:value-type="float" office:value="11703598" calcext:value-type="float">
            <text:p><text:s text:c="3"/>11,703,598</text:p>
          </table:table-cell>
          <table:table-cell table:style-name="ce188" office:value-type="float" office:value="11761405" calcext:value-type="float">
            <text:p><text:s text:c="3"/>11,761,405</text:p>
          </table:table-cell>
          <table:table-cell table:style-name="ce212" office:value-type="float" office:value="99.51" calcext:value-type="float">
            <text:p><text:s text:c="3"/>99.51</text:p>
          </table:table-cell>
          <table:table-cell table:style-name="ce212" office:value-type="float" office:value="648.26" calcext:value-type="float">
            <text:p><text:s text:c="3"/>648.26</text:p>
          </table:table-cell>
          <table:table-cell table:style-name="ce228" office:value-type="float" office:value="2.78" calcext:value-type="float">
            <text:p><text:s text:c="3"/>2.78</text:p>
          </table:table-cell>
          <table:table-cell table:style-name="ce234"/>
          <table:table-cell table:number-columns-repeated="1011"/>
        </table:table-row>
        <table:table-row table:style-name="ro33">
          <table:table-cell table:style-name="ce95" office:value-type="string" calcext:value-type="string">
            <text:p>9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496" calcext:value-type="float">
            <text:p><text:s text:c="3"/>147,496</text:p>
          </table:table-cell>
          <table:table-cell table:style-name="ce188" office:value-type="float" office:value="8459688" calcext:value-type="float">
            <text:p><text:s text:c="3"/>8,459,688</text:p>
          </table:table-cell>
          <table:table-cell table:style-name="ce199" office:value-type="float" office:value="23468748" calcext:value-type="float">
            <text:p><text:s text:c="3"/>23,468,748</text:p>
          </table:table-cell>
          <table:table-cell table:style-name="ce188" office:value-type="float" office:value="11704323" calcext:value-type="float">
            <text:p><text:s text:c="3"/>11,704,323</text:p>
          </table:table-cell>
          <table:table-cell table:style-name="ce188" office:value-type="float" office:value="11764425" calcext:value-type="float">
            <text:p><text:s text:c="3"/>11,764,425</text:p>
          </table:table-cell>
          <table:table-cell table:style-name="ce212" office:value-type="float" office:value="99.49" calcext:value-type="float">
            <text:p><text:s text:c="3"/>99.49</text:p>
          </table:table-cell>
          <table:table-cell table:style-name="ce212" office:value-type="float" office:value="648.36" calcext:value-type="float">
            <text:p><text:s text:c="3"/>648.36</text:p>
          </table:table-cell>
          <table:table-cell table:style-name="ce228" office:value-type="float" office:value="2.77" calcext:value-type="float">
            <text:p><text:s text:c="3"/>2.77</text:p>
          </table:table-cell>
          <table:table-cell table:style-name="ce234"/>
          <table:table-cell table:number-columns-repeated="1011"/>
        </table:table-row>
        <table:table-row table:style-name="ro35">
          <table:table-cell table:style-name="ce95" office:value-type="string" calcext:value-type="string">
            <text:p>10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491" calcext:value-type="float">
            <text:p><text:s text:c="3"/>147,491</text:p>
          </table:table-cell>
          <table:table-cell table:style-name="ce188" office:value-type="float" office:value="8461618" calcext:value-type="float">
            <text:p><text:s text:c="3"/>8,461,618</text:p>
          </table:table-cell>
          <table:table-cell table:style-name="ce199" office:value-type="float" office:value="23476640" calcext:value-type="float">
            <text:p><text:s text:c="3"/>23,476,640</text:p>
          </table:table-cell>
          <table:table-cell table:style-name="ce188" office:value-type="float" office:value="11706976" calcext:value-type="float">
            <text:p><text:s text:c="3"/>11,706,976</text:p>
          </table:table-cell>
          <table:table-cell table:style-name="ce188" office:value-type="float" office:value="11769664" calcext:value-type="float">
            <text:p><text:s text:c="3"/>11,769,664</text:p>
          </table:table-cell>
          <table:table-cell table:style-name="ce212" office:value-type="float" office:value="99.47" calcext:value-type="float">
            <text:p><text:s text:c="3"/>99.47</text:p>
          </table:table-cell>
          <table:table-cell table:style-name="ce212" office:value-type="float" office:value="648.58" calcext:value-type="float">
            <text:p><text:s text:c="3"/>648.58</text:p>
          </table:table-cell>
          <table:table-cell table:style-name="ce228" office:value-type="float" office:value="2.77" calcext:value-type="float">
            <text:p><text:s text:c="3"/>2.77</text:p>
          </table:table-cell>
          <table:table-cell table:style-name="ce234"/>
          <table:table-cell table:number-columns-repeated="1011"/>
        </table:table-row>
        <table:table-row table:style-name="ro35">
          <table:table-cell table:style-name="ce95" office:value-type="string" calcext:value-type="string">
            <text:p>11 月</text:p>
          </table:table-cell>
          <table:table-cell table:style-name="ce175" office:value-type="float" office:value="36197.052" calcext:value-type="float">
            <text:p><text:s text:c="3"/>36,197.0520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487" calcext:value-type="float">
            <text:p><text:s text:c="3"/>147,487</text:p>
          </table:table-cell>
          <table:table-cell table:style-name="ce188" office:value-type="float" office:value="8465553" calcext:value-type="float">
            <text:p><text:s text:c="3"/>8,465,553</text:p>
          </table:table-cell>
          <table:table-cell table:style-name="ce199" office:value-type="float" office:value="23483793" calcext:value-type="float">
            <text:p><text:s text:c="3"/>23,483,793</text:p>
          </table:table-cell>
          <table:table-cell table:style-name="ce188" office:value-type="float" office:value="11709439" calcext:value-type="float">
            <text:p><text:s text:c="3"/>11,709,439</text:p>
          </table:table-cell>
          <table:table-cell table:style-name="ce188" office:value-type="float" office:value="11774354" calcext:value-type="float">
            <text:p><text:s text:c="3"/>11,774,354</text:p>
          </table:table-cell>
          <table:table-cell table:style-name="ce212" office:value-type="float" office:value="99.45" calcext:value-type="float">
            <text:p><text:s text:c="3"/>99.45</text:p>
          </table:table-cell>
          <table:table-cell table:style-name="ce212" office:value-type="float" office:value="648.78" calcext:value-type="float">
            <text:p><text:s text:c="3"/>648.78</text:p>
          </table:table-cell>
          <table:table-cell table:style-name="ce228" office:value-type="float" office:value="2.77" calcext:value-type="float">
            <text:p><text:s text:c="3"/>2.77</text:p>
          </table:table-cell>
          <table:table-cell table:style-name="ce234"/>
          <table:table-cell table:number-columns-repeated="1011"/>
        </table:table-row>
        <table:table-row table:style-name="ro37">
          <table:table-cell table:style-name="ce95" office:value-type="string" calcext:value-type="string">
            <text:p>12 月</text:p>
          </table:table-cell>
          <table:table-cell table:style-name="ce176" office:value-type="float" office:value="36197.0669" calcext:value-type="float">
            <text:p><text:s text:c="3"/>36,197.0669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478" calcext:value-type="float">
            <text:p><text:s text:c="3"/>147,478</text:p>
          </table:table-cell>
          <table:table-cell table:style-name="ce188" office:value-type="float" office:value="8468978" calcext:value-type="float">
            <text:p><text:s text:c="3"/>8,468,978</text:p>
          </table:table-cell>
          <table:table-cell table:style-name="ce199" office:value-type="float" office:value="23492074" calcext:value-type="float">
            <text:p><text:s text:c="3"/>23,492,074</text:p>
          </table:table-cell>
          <table:table-cell table:style-name="ce188" office:value-type="float" office:value="11712047" calcext:value-type="float">
            <text:p><text:s text:c="3"/>11,712,047</text:p>
          </table:table-cell>
          <table:table-cell table:style-name="ce188" office:value-type="float" office:value="11780027" calcext:value-type="float">
            <text:p><text:s text:c="3"/>11,780,027</text:p>
          </table:table-cell>
          <table:table-cell table:style-name="ce212" office:value-type="float" office:value="99.42" calcext:value-type="float">
            <text:p><text:s text:c="3"/>99.42</text:p>
          </table:table-cell>
          <table:table-cell table:style-name="ce220" office:value-type="float" office:value="649" calcext:value-type="float">
            <text:p><text:s text:c="3"/>649.00</text:p>
          </table:table-cell>
          <table:table-cell table:style-name="ce228" office:value-type="float" office:value="2.77" calcext:value-type="float">
            <text:p><text:s text:c="3"/>2.77</text:p>
          </table:table-cell>
          <table:table-cell table:style-name="ce234"/>
          <table:table-cell table:number-columns-repeated="1011"/>
        </table:table-row>
        <table:table-row table:style-name="ro37">
          <table:table-cell table:style-name="ce94" office:value-type="string" calcext:value-type="string">
            <text:p>105 年</text:p>
          </table:table-cell>
          <table:table-cell table:style-name="ce175"/>
          <table:table-cell table:style-name="ce188" table:number-columns-repeated="4"/>
          <table:table-cell table:style-name="ce199"/>
          <table:table-cell table:style-name="ce188" table:number-columns-repeated="2"/>
          <table:table-cell table:style-name="ce212" table:number-columns-repeated="2"/>
          <table:table-cell table:style-name="ce228"/>
          <table:table-cell table:style-name="ce234"/>
          <table:table-cell table:number-columns-repeated="1011"/>
        </table:table-row>
        <table:table-row table:style-name="ro32">
          <table:table-cell table:style-name="ce95" office:value-type="string" calcext:value-type="string">
            <text:p>1 月</text:p>
          </table:table-cell>
          <table:table-cell table:style-name="ce176" office:value-type="float" office:value="36197.0669" calcext:value-type="float">
            <text:p><text:s text:c="3"/>36,197.0669</text:p>
          </table:table-cell>
          <table:table-cell table:style-name="ce188" office:value-type="float" office:value="368" calcext:value-type="float">
            <text:p><text:s text:c="3"/>368</text:p>
          </table:table-cell>
          <table:table-cell table:style-name="ce188" office:value-type="float" office:value="7851" calcext:value-type="float">
            <text:p><text:s text:c="3"/>7,851</text:p>
          </table:table-cell>
          <table:table-cell table:style-name="ce188" office:value-type="float" office:value="147488" calcext:value-type="float">
            <text:p><text:s text:c="3"/>147,488</text:p>
          </table:table-cell>
          <table:table-cell table:style-name="ce188" office:value-type="float" office:value="8471543" calcext:value-type="float">
            <text:p><text:s text:c="3"/>8,471,543</text:p>
          </table:table-cell>
          <table:table-cell table:style-name="ce199" office:value-type="float" office:value="23496068" calcext:value-type="float">
            <text:p><text:s text:c="3"/>23,496,068</text:p>
          </table:table-cell>
          <table:table-cell table:style-name="ce188" office:value-type="float" office:value="11712764" calcext:value-type="float">
            <text:p><text:s text:c="3"/>11,712,764</text:p>
          </table:table-cell>
          <table:table-cell table:style-name="ce188" office:value-type="float" office:value="11783304" calcext:value-type="float">
            <text:p><text:s text:c="3"/>11,783,304</text:p>
          </table:table-cell>
          <table:table-cell table:style-name="ce213" office:value-type="float" office:value="99.4" calcext:value-type="float">
            <text:p><text:s text:c="3"/>99.40</text:p>
          </table:table-cell>
          <table:table-cell table:style-name="ce213" office:value-type="float" office:value="649.12" calcext:value-type="float">
            <text:p><text:s text:c="3"/>649.12</text:p>
          </table:table-cell>
          <table:table-cell table:style-name="ce213" office:value-type="float" office:value="2.77" calcext:value-type="float">
            <text:p><text:s text:c="3"/>2.77</text:p>
          </table:table-cell>
          <table:table-cell table:style-name="ce234"/>
          <table:table-cell table:number-columns-repeated="1011"/>
        </table:table-row>
        <table:table-row table:style-name="ro35">
          <table:table-cell table:style-name="ce96" office:value-type="string" calcext:value-type="string">
            <text:p>2 月</text:p>
          </table:table-cell>
          <table:table-cell table:style-name="ce177" office:value-type="float" office:value="36197.0669" calcext:value-type="float">
            <text:p><text:s text:c="3"/>36,197.0669</text:p>
          </table:table-cell>
          <table:table-cell table:style-name="ce189" office:value-type="float" office:value="368" calcext:value-type="float">
            <text:p><text:s text:c="3"/>368</text:p>
          </table:table-cell>
          <table:table-cell table:style-name="ce189" office:value-type="float" office:value="7851" calcext:value-type="float">
            <text:p><text:s text:c="3"/>7,851</text:p>
          </table:table-cell>
          <table:table-cell table:style-name="ce189" office:value-type="float" office:value="147527" calcext:value-type="float">
            <text:p><text:s text:c="3"/>147,527</text:p>
          </table:table-cell>
          <table:table-cell table:style-name="ce189" office:value-type="float" office:value="8473964" calcext:value-type="float">
            <text:p><text:s text:c="3"/>8,473,964</text:p>
          </table:table-cell>
          <table:table-cell table:style-name="ce200" office:value-type="float" office:value="23496935" calcext:value-type="float">
            <text:p><text:s text:c="3"/>23,496,935</text:p>
          </table:table-cell>
          <table:table-cell table:style-name="ce189" office:value-type="float" office:value="11711706" calcext:value-type="float">
            <text:p><text:s text:c="3"/>11,711,706</text:p>
          </table:table-cell>
          <table:table-cell table:style-name="ce189" office:value-type="float" office:value="11785229" calcext:value-type="float">
            <text:p><text:s text:c="3"/>11,785,229</text:p>
          </table:table-cell>
          <table:table-cell table:style-name="ce213" office:value-type="float" office:value="99.38" calcext:value-type="float">
            <text:p><text:s text:c="3"/>99.38</text:p>
          </table:table-cell>
          <table:table-cell table:style-name="ce213" office:value-type="float" office:value="649.14" calcext:value-type="float">
            <text:p><text:s text:c="3"/>649.14</text:p>
          </table:table-cell>
          <table:table-cell table:style-name="ce213" office:value-type="float" office:value="2.77" calcext:value-type="float">
            <text:p><text:s text:c="3"/>2.77</text:p>
          </table:table-cell>
          <table:table-cell table:style-name="ce234"/>
          <table:table-cell table:number-columns-repeated="1011"/>
        </table:table-row>
        <table:table-row table:style-name="ro38">
          <table:table-cell table:style-name="ce98" office:value-type="string" calcext:value-type="string">
            <text:p>較上年同月　　増減<text:span text:style-name="T8"> (%)</text:span></text:p>
          </table:table-cell>
          <table:table-cell table:style-name="ce178" office:value-type="float" office:value="0.01" calcext:value-type="float">
            <text:p>0.01</text:p>
          </table:table-cell>
          <table:table-cell table:number-columns-repeated="2" table:style-name="ce178" office:value-type="float" office:value="0" calcext:value-type="float">
            <text:p>－</text:p>
          </table:table-cell>
          <table:table-cell table:style-name="ce195" office:value-type="float" office:value="-0.17" calcext:value-type="float">
            <text:p>－ <text:s text:c="2"/>0.17</text:p>
          </table:table-cell>
          <table:table-cell table:style-name="ce178" office:value-type="float" office:value="0.96" calcext:value-type="float">
            <text:p>0.96</text:p>
          </table:table-cell>
          <table:table-cell table:style-name="ce178" office:value-type="float" office:value="0.22" calcext:value-type="float">
            <text:p>0.22</text:p>
          </table:table-cell>
          <table:table-cell table:style-name="ce178" office:value-type="float" office:value="0.09" calcext:value-type="float">
            <text:p>0.09</text:p>
          </table:table-cell>
          <table:table-cell table:style-name="ce178" office:value-type="float" office:value="0.35" calcext:value-type="float">
            <text:p>0.35</text:p>
          </table:table-cell>
          <table:table-cell table:style-name="ce195" office:value-type="float" office:value="-0.25" calcext:value-type="float">
            <text:p>－ <text:s text:c="2"/>0.25</text:p>
          </table:table-cell>
          <table:table-cell table:style-name="ce178" office:value-type="float" office:value="0.21" calcext:value-type="float">
            <text:p>0.21</text:p>
          </table:table-cell>
          <table:table-cell table:style-name="ce229" office:value-type="float" office:value="-0.72" calcext:value-type="float">
            <text:p>－ <text:s text:c="2"/>0.72</text:p>
          </table:table-cell>
          <table:table-cell table:style-name="ce232"/>
          <table:table-cell table:number-columns-repeated="1011"/>
        </table:table-row>
        <table:table-row table:style-name="ro39">
          <table:table-cell table:style-name="ce99" office:value-type="string" calcext:value-type="string">
            <text:p>較本年上月　　増減<text:span text:style-name="T8"> (%) </text:span></text:p>
          </table:table-cell>
          <table:table-cell table:number-columns-repeated="3" table:style-name="ce179" office:value-type="float" office:value="0" calcext:value-type="float">
            <text:p>－</text:p>
          </table:table-cell>
          <table:table-cell table:number-columns-repeated="2" table:style-name="ce179" office:value-type="float" office:value="0.03" calcext:value-type="float">
            <text:p>0.03</text:p>
          </table:table-cell>
          <table:table-cell table:style-name="ce201" office:value-type="float" office:value="0.004" calcext:value-type="float">
            <text:p>0.00</text:p>
          </table:table-cell>
          <table:table-cell table:style-name="ce203" office:value-type="float" office:value="-0.01" calcext:value-type="float">
            <text:p>－ <text:s text:c="2"/>0.01</text:p>
          </table:table-cell>
          <table:table-cell table:style-name="ce179" office:value-type="float" office:value="0.02" calcext:value-type="float">
            <text:p>0.02</text:p>
          </table:table-cell>
          <table:table-cell table:style-name="ce214" office:value-type="float" office:value="-0.02" calcext:value-type="float">
            <text:p>－ <text:s text:c="2"/>0.02</text:p>
          </table:table-cell>
          <table:table-cell table:style-name="ce221" office:value-type="float" office:value="0.003" calcext:value-type="float">
            <text:p>0.00</text:p>
          </table:table-cell>
          <table:table-cell table:style-name="ce230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00" office:value-type="string" calcext:value-type="string">
            <text:p>說明：1.表內列有<text:span text:style-name="T6">「－</text:span>」者表示無數字，「0.00」表示未滿百分之0.005<text:span text:style-name="T6">。</text:span></text:p>
          </table:table-cell>
          <table:table-cell table:style-name="ce180"/>
          <table:table-cell table:style-name="ce190" table:number-columns-repeated="6"/>
          <table:table-cell/>
          <table:table-cell table:style-name="ce215"/>
          <table:table-cell table:style-name="ce222"/>
          <table:table-cell table:style-name="ce231" office:value-type="string" calcext:value-type="string">
            <text:p>內政部戶政司<text:span text:style-name="T13"> </text:span>民國<text:span text:style-name="T13">105</text:span>年<text:span text:style-name="T13">9</text:span>月<text:span text:style-name="T13">6</text:span>日修正土地面積</text:p>
          </table:table-cell>
          <table:table-cell table:number-columns-repeated="1012"/>
        </table:table-row>
        <table:table-row table:style-name="ro17">
          <table:table-cell table:style-name="ce101" office:value-type="string" calcext:value-type="string">
            <text:p><text:s text:c="6"/>2.本表村里數及鄰數自103年2月起係指設有戶籍之戶籍登記資料，非行政區域資料。</text:p>
          </table:table-cell>
          <table:table-cell table:number-columns-repeated="1023"/>
        </table:table-row>
        <table:table-row table:style-name="ro17">
          <table:table-cell table:style-name="ce160" office:value-type="string" calcext:value-type="string">
            <text:p><text:s text:c="12"/>3.96年12月，原金門縣烏坵鄉面積因重測修正為1.2平方公里。</text:p>
          </table:table-cell>
          <table:table-cell table:number-columns-repeated="1023"/>
        </table:table-row>
        <table:table-row table:style-name="ro17">
          <table:table-cell table:style-name="ce160" office:value-type="string" calcext:value-type="string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023"/>
        </table:table-row>
        <table:table-row table:style-name="ro17">
          <table:table-cell table:style-name="ce160" office:value-type="string" calcext:value-type="string">
            <text:p><text:s text:c="14"/>；其設籍人口列於高雄市統計。</text:p>
          </table:table-cell>
          <table:table-cell table:number-columns-repeated="1023"/>
        </table:table-row>
        <table:table-row table:style-name="ro17">
          <table:table-cell table:style-name="ce160" office:value-type="string" calcext:value-type="string">
            <text:p><text:s text:c="12"/>5.98年2月，嘉義縣布袋鎮填海造地致面積增加1.9617平方公里。</text:p>
          </table:table-cell>
          <table:table-cell table:number-columns-repeated="1023"/>
        </table:table-row>
        <table:table-row table:style-name="ro17">
          <table:table-cell table:style-name="ce160" office:value-type="string" calcext:value-type="string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023"/>
        </table:table-row>
        <table:table-row table:style-name="ro17">
          <table:table-cell table:style-name="ce163" office:value-type="string" calcext:value-type="string">
            <text:p>              <text:span text:style-name="T9">，增加</text:span>1.3488<text:span text:style-name="T9">平方公里，</text:span>104<text:span text:style-name="T9">年</text:span>4<text:span text:style-name="T9">月第二期工程計畫擴大為</text:span>45.4426<text:span text:style-name="T9">平方公里</text:span><text:span text:style-name="T10">，</text:span><text:span text:style-name="T11">增加</text:span>4.2365<text:span text:style-name="T9">平方公里。</text:span></text:p>
          </table:table-cell>
          <table:table-cell table:number-columns-repeated="1023"/>
        </table:table-row>
        <table:table-row table:style-name="ro17">
          <table:table-cell table:style-name="ce164" office:value-type="string" calcext:value-type="string">
            <text:p>　　 <text:s text:c="4"/>7.104年12月南沙太平島交通基礎整建工程竣工，增加面積0.0149平方公里。</text:p>
          </table:table-cell>
          <table:table-cell table:number-columns-repeated="1023"/>
        </table:table-row>
        <table:table-row table:style-name="ro17" table:number-rows-repeated="104852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縣市別" table:style-name="ta2">
        <table:table-column table:style-name="co11" table:default-cell-style-name="ce91"/>
        <table:table-column table:style-name="co12" table:default-cell-style-name="ce242"/>
        <table:table-column table:style-name="co3" table:default-cell-style-name="ce242"/>
        <table:table-column table:style-name="co3" table:default-cell-style-name="ce91"/>
        <table:table-column table:style-name="co13" table:default-cell-style-name="ce91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5" table:default-cell-style-name="ce91"/>
        <table:table-column table:style-name="co17" table:default-cell-style-name="ce91"/>
        <table:table-column table:style-name="co7" table:default-cell-style-name="ce91"/>
        <table:table-column table:style-name="co1" table:default-cell-style-name="ce91"/>
        <table:table-column table:style-name="co10" table:number-columns-repeated="2" table:default-cell-style-name="ce91"/>
        <table:table-column table:style-name="co18" table:default-cell-style-name="ce91"/>
        <table:table-column table:style-name="co10" table:number-columns-repeated="1009" table:default-cell-style-name="ce91"/>
        <table:table-row table:style-name="ro18">
          <table:table-cell table:style-name="ce85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/>
          <table:table-cell table:style-name="ce101" table:number-columns-repeated="1012"/>
        </table:table-row>
        <table:table-row table:style-name="ro19">
          <table:table-cell table:style-name="ce101"/>
          <table:table-cell table:style-name="ce243" table:number-columns-repeated="4"/>
          <table:table-cell table:style-name="ce269" office:value-type="string" office:string-value="    中 華 民 國 105 年 2 月 底" calcext:value-type="string">
            <text:p><text:s text:c="4"/>中 華 民 國 105 年 2 月 底 </text:p>
          </table:table-cell>
          <table:table-cell table:style-name="ce243" table:number-columns-repeated="4"/>
          <table:table-cell table:style-name="ce216" office:value-type="string" calcext:value-type="string">
            <text:p><text:s text:c="10"/>單位：平方公里；個；戶；人</text:p>
          </table:table-cell>
          <table:table-cell table:style-name="ce243"/>
          <table:table-cell table:style-name="ce101" table:number-columns-repeated="1012"/>
        </table:table-row>
        <table:table-row table:style-name="ro1">
          <table:table-cell table:style-name="ce90" office:value-type="string" calcext:value-type="string" table:number-columns-spanned="1" table:number-rows-spanned="2">
            <text:p>區<text:span text:style-name="T12">  </text:span>域<text:span text:style-name="T12">  </text:span>別</text:p>
          </table:table-cell>
          <table:table-cell table:style-name="ce244" office:value-type="string" calcext:value-type="string">
            <text:p>土<text:span text:style-name="T12"> </text:span>地<text:span text:style-name="T12"> </text:span>面<text:span text:style-name="T12"> </text:span>積</text:p>
          </table:table-cell>
          <table:table-cell table:style-name="ce254" office:value-type="string" calcext:value-type="string">
            <text:p>鄉鎮</text:p>
          </table:table-cell>
          <table:table-cell table:style-name="ce191" office:value-type="string" calcext:value-type="string" table:number-columns-spanned="1" table:number-rows-spanned="2">
            <text:p>村里數</text:p>
          </table:table-cell>
          <table:table-cell table:style-name="ce191" office:value-type="string" calcext:value-type="string" table:number-columns-spanned="1" table:number-rows-spanned="2">
            <text:p>鄰<text:span text:style-name="T12">  </text:span>數</text:p>
          </table:table-cell>
          <table:table-cell table:style-name="ce191" office:value-type="string" calcext:value-type="string" table:number-columns-spanned="1" table:number-rows-spanned="2">
            <text:p>戶<text:span text:style-name="T12">  </text:span>數</text:p>
          </table:table-cell>
          <table:table-cell table:style-name="ce191" office:value-type="string" calcext:value-type="string" table:number-columns-spanned="3" table:number-rows-spanned="1">
            <text:p>人　　口　　數</text:p>
          </table:table-cell>
          <table:covered-table-cell table:number-columns-repeated="2"/>
          <table:table-cell table:style-name="ce205" office:value-type="string" calcext:value-type="string">
            <text:p>性別比例<text:span text:style-name="T12"> ( </text:span>每百</text:p>
          </table:table-cell>
          <table:table-cell table:style-name="ce217" office:value-type="string" calcext:value-type="string">
            <text:p>人口密度 ( 每平</text:p>
          </table:table-cell>
          <table:table-cell table:style-name="ce217" office:value-type="string" calcext:value-type="string">
            <text:p>戶<text:span text:style-name="T6"> </text:span>量<text:span text:style-name="T6"> ( </text:span>每戶</text:p>
          </table:table-cell>
          <table:table-cell table:number-columns-repeated="1012"/>
        </table:table-row>
        <table:table-row table:style-name="ro3">
          <table:covered-table-cell/>
          <table:table-cell table:style-name="ce245" office:value-type="string" calcext:value-type="string">
            <text:p>( 平方公里 )</text:p>
          </table:table-cell>
          <table:table-cell table:style-name="ce255" office:value-type="string" calcext:value-type="string">
            <text:p>市區數</text:p>
          </table:table-cell>
          <table:covered-table-cell table:number-columns-repeated="3"/>
          <table:table-cell table:style-name="ce191" office:value-type="string" calcext:value-type="string">
            <text:p>總<text:span text:style-name="T12">   </text:span>計</text:p>
          </table:table-cell>
          <table:table-cell table:style-name="ce191" office:value-type="string" calcext:value-type="string">
            <text:p>男</text:p>
          </table:table-cell>
          <table:table-cell table:style-name="ce204" office:value-type="string" calcext:value-type="string">
            <text:p>女</text:p>
          </table:table-cell>
          <table:table-cell table:style-name="ce206" office:value-type="string" calcext:value-type="string">
            <text:p>女子所當男子數<text:span text:style-name="T12"> )</text:span></text:p>
          </table:table-cell>
          <table:table-cell table:style-name="ce218" office:value-type="string" calcext:value-type="string">
            <text:p>方公里人口數 )</text:p>
          </table:table-cell>
          <table:table-cell table:style-name="ce272" office:value-type="string" calcext:value-type="string">
            <text:p> <text:span text:style-name="T6">平均人口數</text:span> <text:span text:style-name="T6">)</text:span></text:p>
          </table:table-cell>
          <table:table-cell table:number-columns-repeated="1012"/>
        </table:table-row>
        <table:table-row table:style-name="ro6">
          <table:table-cell table:style-name="ce236" office:value-type="string" calcext:value-type="string">
            <text:p>總 <text:s text:c="4"/>計</text:p>
          </table:table-cell>
          <table:table-cell table:style-name="ce246" office:value-type="float" office:value="36197.0669" calcext:value-type="float">
            <text:p><text:s text:c="3"/>36,197.0669</text:p>
          </table:table-cell>
          <table:table-cell table:style-name="ce256" office:value-type="float" office:value="368" calcext:value-type="float">
            <text:p><text:s text:c="3"/>368</text:p>
          </table:table-cell>
          <table:table-cell table:style-name="ce256" office:value-type="float" office:value="7851" calcext:value-type="float">
            <text:p><text:s text:c="3"/>7,851</text:p>
          </table:table-cell>
          <table:table-cell table:style-name="ce256" office:value-type="float" office:value="147527" calcext:value-type="float">
            <text:p><text:s text:c="3"/>147,527</text:p>
          </table:table-cell>
          <table:table-cell table:style-name="ce256" office:value-type="float" office:value="8473964" calcext:value-type="float">
            <text:p><text:s text:c="3"/>8,473,964</text:p>
          </table:table-cell>
          <table:table-cell table:style-name="ce183" office:value-type="float" office:value="23496935" calcext:value-type="float">
            <text:p><text:s text:c="3"/>23,496,935</text:p>
          </table:table-cell>
          <table:table-cell table:style-name="ce256" office:value-type="float" office:value="11711706" calcext:value-type="float">
            <text:p><text:s text:c="3"/>11,711,706</text:p>
          </table:table-cell>
          <table:table-cell table:style-name="ce256" office:value-type="float" office:value="11785229" calcext:value-type="float">
            <text:p><text:s text:c="3"/>11,785,229</text:p>
          </table:table-cell>
          <table:table-cell table:style-name="ce207" office:value-type="float" office:value="99.38" calcext:value-type="float">
            <text:p><text:s text:c="3"/>99.38</text:p>
          </table:table-cell>
          <table:table-cell table:style-name="ce207" office:value-type="float" office:value="649.14" calcext:value-type="float">
            <text:p><text:s text:c="3"/>649.14</text:p>
          </table:table-cell>
          <table:table-cell table:style-name="ce207" office:value-type="float" office:value="2.77" calcext:value-type="float">
            <text:p><text:s text:c="3"/>2.77</text:p>
          </table:table-cell>
          <table:table-cell/>
          <table:table-cell table:style-name="ce275"/>
          <table:table-cell table:style-name="ce279"/>
          <table:table-cell table:style-name="ce283"/>
          <table:table-cell table:number-columns-repeated="1008"/>
        </table:table-row>
        <table:table-row table:style-name="ro20">
          <table:table-cell table:style-name="ce236" office:value-type="string" calcext:value-type="string">
            <text:p>新北市</text:p>
          </table:table-cell>
          <table:table-cell table:style-name="ce247" office:value-type="float" office:value="2052.5667" calcext:value-type="float">
            <text:p><text:s text:c="3"/>2,052.5667</text:p>
          </table:table-cell>
          <table:table-cell table:style-name="ce257" office:value-type="float" office:value="29" calcext:value-type="float">
            <text:p><text:s text:c="3"/>29</text:p>
          </table:table-cell>
          <table:table-cell table:style-name="ce265" office:value-type="float" office:value="1032" calcext:value-type="float">
            <text:p><text:s text:c="3"/>1,032</text:p>
          </table:table-cell>
          <table:table-cell table:style-name="ce265" office:value-type="float" office:value="22087" calcext:value-type="float">
            <text:p><text:s text:c="3"/>22,087</text:p>
          </table:table-cell>
          <table:table-cell table:style-name="ce265" office:value-type="float" office:value="1511594" calcext:value-type="float">
            <text:p><text:s text:c="3"/>1,511,594</text:p>
          </table:table-cell>
          <table:table-cell table:style-name="ce183" office:value-type="float" office:value="3971660" calcext:value-type="float">
            <text:p><text:s text:c="3"/>3,971,660</text:p>
          </table:table-cell>
          <table:table-cell table:style-name="ce265" office:value-type="float" office:value="1951290" calcext:value-type="float">
            <text:p><text:s text:c="3"/>1,951,290</text:p>
          </table:table-cell>
          <table:table-cell table:style-name="ce265" office:value-type="float" office:value="2020370" calcext:value-type="float">
            <text:p><text:s text:c="3"/>2,020,370</text:p>
          </table:table-cell>
          <table:table-cell table:style-name="ce207" office:value-type="float" office:value="96.58" calcext:value-type="float">
            <text:p><text:s text:c="3"/>96.58</text:p>
          </table:table-cell>
          <table:table-cell table:style-name="ce207" office:value-type="float" office:value="1934.97244206485" calcext:value-type="float">
            <text:p><text:s text:c="3"/>1,934.97</text:p>
          </table:table-cell>
          <table:table-cell table:style-name="ce207" office:value-type="float" office:value="2.63" calcext:value-type="float">
            <text:p><text:s text:c="3"/>2.63</text:p>
          </table:table-cell>
          <table:table-cell/>
          <table:table-cell table:style-name="ce276"/>
          <table:table-cell table:style-name="ce279"/>
          <table:table-cell table:style-name="ce283"/>
          <table:table-cell table:number-columns-repeated="1008"/>
        </table:table-row>
        <table:table-row table:style-name="ro20">
          <table:table-cell table:style-name="ce237" office:value-type="string" calcext:value-type="string">
            <text:p>臺北市</text:p>
          </table:table-cell>
          <table:table-cell table:style-name="ce247" office:value-type="float" office:value="271.7997" calcext:value-type="float">
            <text:p><text:s text:c="3"/>271.7997</text:p>
          </table:table-cell>
          <table:table-cell table:style-name="ce257" office:value-type="float" office:value="12" calcext:value-type="float">
            <text:p><text:s text:c="3"/>12</text:p>
          </table:table-cell>
          <table:table-cell table:style-name="ce265" office:value-type="float" office:value="456" calcext:value-type="float">
            <text:p><text:s text:c="3"/>456</text:p>
          </table:table-cell>
          <table:table-cell table:style-name="ce265" office:value-type="float" office:value="9555" calcext:value-type="float">
            <text:p><text:s text:c="3"/>9,555</text:p>
          </table:table-cell>
          <table:table-cell table:style-name="ce265" office:value-type="float" office:value="1043835" calcext:value-type="float">
            <text:p><text:s text:c="3"/>1,043,835</text:p>
          </table:table-cell>
          <table:table-cell table:style-name="ce183" office:value-type="float" office:value="2704410" calcext:value-type="float">
            <text:p><text:s text:c="3"/>2,704,410</text:p>
          </table:table-cell>
          <table:table-cell table:style-name="ce265" office:value-type="float" office:value="1295039" calcext:value-type="float">
            <text:p><text:s text:c="3"/>1,295,039</text:p>
          </table:table-cell>
          <table:table-cell table:style-name="ce265" office:value-type="float" office:value="1409371" calcext:value-type="float">
            <text:p><text:s text:c="3"/>1,409,371</text:p>
          </table:table-cell>
          <table:table-cell table:style-name="ce207" office:value-type="float" office:value="91.89" calcext:value-type="float">
            <text:p><text:s text:c="3"/>91.89</text:p>
          </table:table-cell>
          <table:table-cell table:style-name="ce207" office:value-type="float" office:value="9950.01098235208" calcext:value-type="float">
            <text:p><text:s text:c="3"/>9,950.01</text:p>
          </table:table-cell>
          <table:table-cell table:style-name="ce207" office:value-type="float" office:value="2.59" calcext:value-type="float">
            <text:p><text:s text:c="3"/>2.59</text:p>
          </table:table-cell>
          <table:table-cell/>
          <table:table-cell table:style-name="ce275"/>
          <table:table-cell table:style-name="ce280"/>
          <table:table-cell table:style-name="ce284"/>
          <table:table-cell table:number-columns-repeated="1008"/>
        </table:table-row>
        <table:table-row table:style-name="ro20">
          <table:table-cell table:style-name="ce236" office:value-type="string" calcext:value-type="string">
            <text:p>桃園市</text:p>
          </table:table-cell>
          <table:table-cell table:style-name="ce248" office:value-type="float" office:value="1220.954" calcext:value-type="float">
            <text:p><text:s text:c="3"/>1,220.9540</text:p>
          </table:table-cell>
          <table:table-cell table:style-name="ce258" office:value-type="float" office:value="13" calcext:value-type="float">
            <text:p><text:s text:c="3"/>13</text:p>
          </table:table-cell>
          <table:table-cell table:style-name="ce265" office:value-type="float" office:value="495" calcext:value-type="float">
            <text:p><text:s text:c="3"/>495</text:p>
          </table:table-cell>
          <table:table-cell table:style-name="ce265" office:value-type="float" office:value="11494" calcext:value-type="float">
            <text:p><text:s text:c="3"/>11,494</text:p>
          </table:table-cell>
          <table:table-cell table:style-name="ce265" office:value-type="float" office:value="751967" calcext:value-type="float">
            <text:p><text:s text:c="3"/>751,967</text:p>
          </table:table-cell>
          <table:table-cell table:style-name="ce183" office:value-type="float" office:value="2111148" calcext:value-type="float">
            <text:p><text:s text:c="3"/>2,111,148</text:p>
          </table:table-cell>
          <table:table-cell table:style-name="ce265" office:value-type="float" office:value="1055234" calcext:value-type="float">
            <text:p><text:s text:c="3"/>1,055,234</text:p>
          </table:table-cell>
          <table:table-cell table:style-name="ce265" office:value-type="float" office:value="1055914" calcext:value-type="float">
            <text:p><text:s text:c="3"/>1,055,914</text:p>
          </table:table-cell>
          <table:table-cell table:style-name="ce207" office:value-type="float" office:value="99.94" calcext:value-type="float">
            <text:p><text:s text:c="3"/>99.94</text:p>
          </table:table-cell>
          <table:table-cell table:style-name="ce207" office:value-type="float" office:value="1729.09708310059" calcext:value-type="float">
            <text:p><text:s text:c="3"/>1,729.10</text:p>
          </table:table-cell>
          <table:table-cell table:style-name="ce207" office:value-type="float" office:value="2.81" calcext:value-type="float">
            <text:p><text:s text:c="3"/>2.81</text:p>
          </table:table-cell>
          <table:table-cell/>
          <table:table-cell table:style-name="ce275"/>
          <table:table-cell table:style-name="ce280"/>
          <table:table-cell table:style-name="ce284"/>
          <table:table-cell table:number-columns-repeated="1008"/>
        </table:table-row>
        <table:table-row table:style-name="ro21">
          <table:table-cell table:style-name="ce236" office:value-type="string" calcext:value-type="string">
            <text:p>臺中市</text:p>
          </table:table-cell>
          <table:table-cell table:style-name="ce249" office:value-type="float" office:value="2214.8968" calcext:value-type="float">
            <text:p><text:s text:c="3"/>2,214.8968</text:p>
          </table:table-cell>
          <table:table-cell table:style-name="ce258" office:value-type="float" office:value="29" calcext:value-type="float">
            <text:p><text:s text:c="3"/>29</text:p>
          </table:table-cell>
          <table:table-cell table:style-name="ce265" office:value-type="float" office:value="625" calcext:value-type="float">
            <text:p><text:s text:c="3"/>625</text:p>
          </table:table-cell>
          <table:table-cell table:style-name="ce265" office:value-type="float" office:value="12936" calcext:value-type="float">
            <text:p><text:s text:c="3"/>12,936</text:p>
          </table:table-cell>
          <table:table-cell table:style-name="ce265" office:value-type="float" office:value="929158" calcext:value-type="float">
            <text:p><text:s text:c="3"/>929,158</text:p>
          </table:table-cell>
          <table:table-cell table:style-name="ce183" office:value-type="float" office:value="2747561" calcext:value-type="float">
            <text:p><text:s text:c="3"/>2,747,561</text:p>
          </table:table-cell>
          <table:table-cell table:style-name="ce265" office:value-type="float" office:value="1358199" calcext:value-type="float">
            <text:p><text:s text:c="3"/>1,358,199</text:p>
          </table:table-cell>
          <table:table-cell table:style-name="ce265" office:value-type="float" office:value="1389362" calcext:value-type="float">
            <text:p><text:s text:c="3"/>1,389,362</text:p>
          </table:table-cell>
          <table:table-cell table:style-name="ce207" office:value-type="float" office:value="97.76" calcext:value-type="float">
            <text:p><text:s text:c="3"/>97.76</text:p>
          </table:table-cell>
          <table:table-cell table:style-name="ce207" office:value-type="float" office:value="1240.49165631554" calcext:value-type="float">
            <text:p><text:s text:c="3"/>1,240.49</text:p>
          </table:table-cell>
          <table:table-cell table:style-name="ce207" office:value-type="float" office:value="2.96" calcext:value-type="float">
            <text:p><text:s text:c="3"/>2.96</text:p>
          </table:table-cell>
          <table:table-cell/>
          <table:table-cell table:style-name="ce275"/>
          <table:table-cell table:style-name="ce280"/>
          <table:table-cell table:style-name="ce284"/>
          <table:table-cell table:number-columns-repeated="1008"/>
        </table:table-row>
        <table:table-row table:style-name="ro20">
          <table:table-cell table:style-name="ce236" office:value-type="string" calcext:value-type="string">
            <text:p>臺南市</text:p>
          </table:table-cell>
          <table:table-cell table:style-name="ce249" office:value-type="float" office:value="2191.6531" calcext:value-type="float">
            <text:p><text:s text:c="3"/>2,191.6531</text:p>
          </table:table-cell>
          <table:table-cell table:style-name="ce258" office:value-type="float" office:value="37" calcext:value-type="float">
            <text:p><text:s text:c="3"/>37</text:p>
          </table:table-cell>
          <table:table-cell table:style-name="ce265" office:value-type="float" office:value="752" calcext:value-type="float">
            <text:p><text:s text:c="3"/>752</text:p>
          </table:table-cell>
          <table:table-cell table:style-name="ce265" office:value-type="float" office:value="14635" calcext:value-type="float">
            <text:p><text:s text:c="3"/>14,635</text:p>
          </table:table-cell>
          <table:table-cell table:style-name="ce265" office:value-type="float" office:value="672657" calcext:value-type="float">
            <text:p><text:s text:c="3"/>672,657</text:p>
          </table:table-cell>
          <table:table-cell table:style-name="ce183" office:value-type="float" office:value="1885453" calcext:value-type="float">
            <text:p><text:s text:c="3"/>1,885,453</text:p>
          </table:table-cell>
          <table:table-cell table:style-name="ce265" office:value-type="float" office:value="943687" calcext:value-type="float">
            <text:p><text:s text:c="3"/>943,687</text:p>
          </table:table-cell>
          <table:table-cell table:style-name="ce265" office:value-type="float" office:value="941766" calcext:value-type="float">
            <text:p><text:s text:c="3"/>941,766</text:p>
          </table:table-cell>
          <table:table-cell table:style-name="ce207" office:value-type="float" office:value="100.2" calcext:value-type="float">
            <text:p><text:s text:c="3"/>100.20</text:p>
          </table:table-cell>
          <table:table-cell table:style-name="ce207" office:value-type="float" office:value="860.288062923827" calcext:value-type="float">
            <text:p><text:s text:c="3"/>860.29</text:p>
          </table:table-cell>
          <table:table-cell table:style-name="ce207" office:value-type="float" office:value="2.8" calcext:value-type="float">
            <text:p><text:s text:c="3"/>2.80</text:p>
          </table:table-cell>
          <table:table-cell/>
          <table:table-cell table:style-name="ce275"/>
          <table:table-cell table:style-name="ce281"/>
          <table:table-cell table:style-name="ce284"/>
          <table:table-cell table:number-columns-repeated="1008"/>
        </table:table-row>
        <table:table-row table:style-name="ro22">
          <table:table-cell table:style-name="ce236" office:value-type="string" calcext:value-type="string">
            <text:p>高雄市</text:p>
          </table:table-cell>
          <table:table-cell table:style-name="ce249" office:value-type="float" office:value="2951.8524" calcext:value-type="float">
            <text:p><text:s text:c="3"/>2,951.8524</text:p>
          </table:table-cell>
          <table:table-cell table:style-name="ce258" office:value-type="float" office:value="38" calcext:value-type="float">
            <text:p><text:s text:c="3"/>38</text:p>
          </table:table-cell>
          <table:table-cell table:style-name="ce265" office:value-type="float" office:value="891" calcext:value-type="float">
            <text:p><text:s text:c="3"/>891</text:p>
          </table:table-cell>
          <table:table-cell table:style-name="ce265" office:value-type="float" office:value="17313" calcext:value-type="float">
            <text:p><text:s text:c="3"/>17,313</text:p>
          </table:table-cell>
          <table:table-cell table:style-name="ce265" office:value-type="float" office:value="1073422" calcext:value-type="float">
            <text:p><text:s text:c="3"/>1,073,422</text:p>
          </table:table-cell>
          <table:table-cell table:style-name="ce183" office:value-type="float" office:value="2778574" calcext:value-type="float">
            <text:p><text:s text:c="3"/>2,778,574</text:p>
          </table:table-cell>
          <table:table-cell table:style-name="ce265" office:value-type="float" office:value="1380388" calcext:value-type="float">
            <text:p><text:s text:c="3"/>1,380,388</text:p>
          </table:table-cell>
          <table:table-cell table:style-name="ce265" office:value-type="float" office:value="1398186" calcext:value-type="float">
            <text:p><text:s text:c="3"/>1,398,186</text:p>
          </table:table-cell>
          <table:table-cell table:style-name="ce207" office:value-type="float" office:value="98.73" calcext:value-type="float">
            <text:p><text:s text:c="3"/>98.73</text:p>
          </table:table-cell>
          <table:table-cell table:style-name="ce207" office:value-type="float" office:value="941.298419934547" calcext:value-type="float">
            <text:p><text:s text:c="3"/>941.30</text:p>
          </table:table-cell>
          <table:table-cell table:style-name="ce207" office:value-type="float" office:value="2.59" calcext:value-type="float">
            <text:p><text:s text:c="3"/>2.59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1">
          <table:table-cell table:style-name="ce236" office:value-type="string" calcext:value-type="string">
            <text:p>臺灣省</text:p>
          </table:table-cell>
          <table:table-cell table:style-name="ce248" office:value-type="float" office:value="25110.0037" calcext:value-type="float">
            <text:p><text:s text:c="3"/>25,110.0037</text:p>
          </table:table-cell>
          <table:table-cell table:style-name="ce259" office:value-type="float" office:value="200" calcext:value-type="float">
            <text:p><text:s text:c="3"/>200</text:p>
          </table:table-cell>
          <table:table-cell table:style-name="ce259" office:value-type="float" office:value="3541" calcext:value-type="float">
            <text:p><text:s text:c="3"/>3,541</text:p>
          </table:table-cell>
          <table:table-cell table:style-name="ce259" office:value-type="float" office:value="58604" calcext:value-type="float">
            <text:p><text:s text:c="3"/>58,604</text:p>
          </table:table-cell>
          <table:table-cell table:style-name="ce259" office:value-type="float" office:value="2450076" calcext:value-type="float">
            <text:p><text:s text:c="3"/>2,450,076</text:p>
          </table:table-cell>
          <table:table-cell table:style-name="ce259" office:value-type="float" office:value="7152646" calcext:value-type="float">
            <text:p><text:s text:c="3"/>7,152,646</text:p>
          </table:table-cell>
          <table:table-cell table:style-name="ce259" office:value-type="float" office:value="3654041" calcext:value-type="float">
            <text:p><text:s text:c="3"/>3,654,041</text:p>
          </table:table-cell>
          <table:table-cell table:style-name="ce259" office:value-type="float" office:value="3498605" calcext:value-type="float">
            <text:p><text:s text:c="3"/>3,498,605</text:p>
          </table:table-cell>
          <table:table-cell table:style-name="ce207" office:value-type="float" office:value="104.44" calcext:value-type="float">
            <text:p><text:s text:c="3"/>104.44</text:p>
          </table:table-cell>
          <table:table-cell table:style-name="ce207" office:value-type="float" office:value="284.852447074709" calcext:value-type="float">
            <text:p><text:s text:c="3"/>284.85</text:p>
          </table:table-cell>
          <table:table-cell table:style-name="ce207" office:value-type="float" office:value="2.92" calcext:value-type="float">
            <text:p><text:s text:c="3"/>2.92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0">
          <table:table-cell table:style-name="ce238" office:value-type="string" calcext:value-type="string">
            <text:p>宜蘭縣</text:p>
          </table:table-cell>
          <table:table-cell table:style-name="ce250" office:value-type="float" office:value="2143.6251" calcext:value-type="float">
            <text:p><text:s text:c="3"/>2,143.6251</text:p>
          </table:table-cell>
          <table:table-cell table:style-name="ce260" office:value-type="float" office:value="12" calcext:value-type="float">
            <text:p><text:s text:c="3"/>12</text:p>
          </table:table-cell>
          <table:table-cell table:style-name="ce266" office:value-type="float" office:value="233" calcext:value-type="float">
            <text:p><text:s text:c="3"/>233</text:p>
          </table:table-cell>
          <table:table-cell table:style-name="ce266" office:value-type="float" office:value="3658" calcext:value-type="float">
            <text:p><text:s text:c="3"/>3,658</text:p>
          </table:table-cell>
          <table:table-cell table:style-name="ce266" office:value-type="float" office:value="165041" calcext:value-type="float">
            <text:p><text:s text:c="3"/>165,041</text:p>
          </table:table-cell>
          <table:table-cell table:style-name="ce270" office:value-type="float" office:value="457995" calcext:value-type="float">
            <text:p><text:s text:c="3"/>457,995</text:p>
          </table:table-cell>
          <table:table-cell table:style-name="ce266" office:value-type="float" office:value="232142" calcext:value-type="float">
            <text:p><text:s text:c="3"/>232,142</text:p>
          </table:table-cell>
          <table:table-cell table:style-name="ce266" office:value-type="float" office:value="225853" calcext:value-type="float">
            <text:p><text:s text:c="3"/>225,853</text:p>
          </table:table-cell>
          <table:table-cell table:style-name="ce213" office:value-type="float" office:value="102.78" calcext:value-type="float">
            <text:p><text:s text:c="3"/>102.78</text:p>
          </table:table-cell>
          <table:table-cell table:style-name="ce213" office:value-type="float" office:value="213.654430525188" calcext:value-type="float">
            <text:p><text:s text:c="3"/>213.65</text:p>
          </table:table-cell>
          <table:table-cell table:style-name="ce213" office:value-type="float" office:value="2.78" calcext:value-type="float">
            <text:p><text:s text:c="3"/>2.78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5">
          <table:table-cell table:style-name="ce238" office:value-type="string" calcext:value-type="string">
            <text:p>新竹縣</text:p>
          </table:table-cell>
          <table:table-cell table:style-name="ce250" office:value-type="float" office:value="1427.5369" calcext:value-type="float">
            <text:p><text:s text:c="3"/>1,427.5369</text:p>
          </table:table-cell>
          <table:table-cell table:style-name="ce260" office:value-type="float" office:value="13" calcext:value-type="float">
            <text:p><text:s text:c="3"/>13</text:p>
          </table:table-cell>
          <table:table-cell table:style-name="ce266" office:value-type="float" office:value="191" calcext:value-type="float">
            <text:p><text:s text:c="3"/>191</text:p>
          </table:table-cell>
          <table:table-cell table:style-name="ce266" office:value-type="float" office:value="3195" calcext:value-type="float">
            <text:p><text:s text:c="3"/>3,195</text:p>
          </table:table-cell>
          <table:table-cell table:style-name="ce266" office:value-type="float" office:value="183622" calcext:value-type="float">
            <text:p><text:s text:c="3"/>183,622</text:p>
          </table:table-cell>
          <table:table-cell table:style-name="ce270" office:value-type="float" office:value="542821" calcext:value-type="float">
            <text:p><text:s text:c="3"/>542,821</text:p>
          </table:table-cell>
          <table:table-cell table:style-name="ce266" office:value-type="float" office:value="277838" calcext:value-type="float">
            <text:p><text:s text:c="3"/>277,838</text:p>
          </table:table-cell>
          <table:table-cell table:style-name="ce266" office:value-type="float" office:value="264983" calcext:value-type="float">
            <text:p><text:s text:c="3"/>264,983</text:p>
          </table:table-cell>
          <table:table-cell table:style-name="ce213" office:value-type="float" office:value="104.85" calcext:value-type="float">
            <text:p><text:s text:c="3"/>104.85</text:p>
          </table:table-cell>
          <table:table-cell table:style-name="ce213" office:value-type="float" office:value="380.250065690071" calcext:value-type="float">
            <text:p><text:s text:c="3"/>380.25</text:p>
          </table:table-cell>
          <table:table-cell table:style-name="ce213" office:value-type="float" office:value="2.96" calcext:value-type="float">
            <text:p><text:s text:c="3"/>2.96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5">
          <table:table-cell table:style-name="ce238" office:value-type="string" calcext:value-type="string">
            <text:p>苗栗縣</text:p>
          </table:table-cell>
          <table:table-cell table:style-name="ce250" office:value-type="float" office:value="1820.3149" calcext:value-type="float">
            <text:p><text:s text:c="3"/>1,820.3149</text:p>
          </table:table-cell>
          <table:table-cell table:style-name="ce260" office:value-type="float" office:value="18" calcext:value-type="float">
            <text:p><text:s text:c="3"/>18</text:p>
          </table:table-cell>
          <table:table-cell table:style-name="ce266" office:value-type="float" office:value="274" calcext:value-type="float">
            <text:p><text:s text:c="3"/>274</text:p>
          </table:table-cell>
          <table:table-cell table:style-name="ce266" office:value-type="float" office:value="4654" calcext:value-type="float">
            <text:p><text:s text:c="3"/>4,654</text:p>
          </table:table-cell>
          <table:table-cell table:style-name="ce266" office:value-type="float" office:value="184390" calcext:value-type="float">
            <text:p><text:s text:c="3"/>184,390</text:p>
          </table:table-cell>
          <table:table-cell table:style-name="ce270" office:value-type="float" office:value="563084" calcext:value-type="float">
            <text:p><text:s text:c="3"/>563,084</text:p>
          </table:table-cell>
          <table:table-cell table:style-name="ce266" office:value-type="float" office:value="290289" calcext:value-type="float">
            <text:p><text:s text:c="3"/>290,289</text:p>
          </table:table-cell>
          <table:table-cell table:style-name="ce266" office:value-type="float" office:value="272795" calcext:value-type="float">
            <text:p><text:s text:c="3"/>272,795</text:p>
          </table:table-cell>
          <table:table-cell table:style-name="ce213" office:value-type="float" office:value="106.41" calcext:value-type="float">
            <text:p><text:s text:c="3"/>106.41</text:p>
          </table:table-cell>
          <table:table-cell table:style-name="ce213" office:value-type="float" office:value="309.33329172881" calcext:value-type="float">
            <text:p><text:s text:c="3"/>309.33</text:p>
          </table:table-cell>
          <table:table-cell table:style-name="ce213" office:value-type="float" office:value="3.05" calcext:value-type="float">
            <text:p><text:s text:c="3"/>3.05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5">
          <table:table-cell table:style-name="ce238" office:value-type="string" calcext:value-type="string">
            <text:p>彰化縣</text:p>
          </table:table-cell>
          <table:table-cell table:style-name="ce250" office:value-type="float" office:value="1074.396" calcext:value-type="float">
            <text:p><text:s text:c="3"/>1,074.3960</text:p>
          </table:table-cell>
          <table:table-cell table:style-name="ce260" office:value-type="float" office:value="26" calcext:value-type="float">
            <text:p><text:s text:c="3"/>26</text:p>
          </table:table-cell>
          <table:table-cell table:style-name="ce266" office:value-type="float" office:value="589" calcext:value-type="float">
            <text:p><text:s text:c="3"/>589</text:p>
          </table:table-cell>
          <table:table-cell table:style-name="ce266" office:value-type="float" office:value="9137" calcext:value-type="float">
            <text:p><text:s text:c="3"/>9,137</text:p>
          </table:table-cell>
          <table:table-cell table:style-name="ce266" office:value-type="float" office:value="382121" calcext:value-type="float">
            <text:p><text:s text:c="3"/>382,121</text:p>
          </table:table-cell>
          <table:table-cell table:style-name="ce270" office:value-type="float" office:value="1289209" calcext:value-type="float">
            <text:p><text:s text:c="3"/>1,289,209</text:p>
          </table:table-cell>
          <table:table-cell table:style-name="ce266" office:value-type="float" office:value="658443" calcext:value-type="float">
            <text:p><text:s text:c="3"/>658,443</text:p>
          </table:table-cell>
          <table:table-cell table:style-name="ce266" office:value-type="float" office:value="630766" calcext:value-type="float">
            <text:p><text:s text:c="3"/>630,766</text:p>
          </table:table-cell>
          <table:table-cell table:style-name="ce213" office:value-type="float" office:value="104.39" calcext:value-type="float">
            <text:p><text:s text:c="3"/>104.39</text:p>
          </table:table-cell>
          <table:table-cell table:style-name="ce213" office:value-type="float" office:value="1199.93838398505" calcext:value-type="float">
            <text:p><text:s text:c="3"/>1,199.94</text:p>
          </table:table-cell>
          <table:table-cell table:style-name="ce213" office:value-type="float" office:value="3.37" calcext:value-type="float">
            <text:p><text:s text:c="3"/>3.37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3">
          <table:table-cell table:style-name="ce238" office:value-type="string" calcext:value-type="string">
            <text:p>南投縣</text:p>
          </table:table-cell>
          <table:table-cell table:style-name="ce250" office:value-type="float" office:value="4106.436" calcext:value-type="float">
            <text:p><text:s text:c="3"/>4,106.4360</text:p>
          </table:table-cell>
          <table:table-cell table:style-name="ce260" office:value-type="float" office:value="13" calcext:value-type="float">
            <text:p><text:s text:c="3"/>13</text:p>
          </table:table-cell>
          <table:table-cell table:style-name="ce266" office:value-type="float" office:value="262" calcext:value-type="float">
            <text:p><text:s text:c="3"/>262</text:p>
          </table:table-cell>
          <table:table-cell table:style-name="ce266" office:value-type="float" office:value="4269" calcext:value-type="float">
            <text:p><text:s text:c="3"/>4,269</text:p>
          </table:table-cell>
          <table:table-cell table:style-name="ce266" office:value-type="float" office:value="176929" calcext:value-type="float">
            <text:p><text:s text:c="3"/>176,929</text:p>
          </table:table-cell>
          <table:table-cell table:style-name="ce270" office:value-type="float" office:value="508586" calcext:value-type="float">
            <text:p><text:s text:c="3"/>508,586</text:p>
          </table:table-cell>
          <table:table-cell table:style-name="ce266" office:value-type="float" office:value="260858" calcext:value-type="float">
            <text:p><text:s text:c="3"/>260,858</text:p>
          </table:table-cell>
          <table:table-cell table:style-name="ce266" office:value-type="float" office:value="247728" calcext:value-type="float">
            <text:p><text:s text:c="3"/>247,728</text:p>
          </table:table-cell>
          <table:table-cell table:style-name="ce213" office:value-type="float" office:value="105.3" calcext:value-type="float">
            <text:p><text:s text:c="3"/>105.30</text:p>
          </table:table-cell>
          <table:table-cell table:style-name="ce213" office:value-type="float" office:value="123.850950069598" calcext:value-type="float">
            <text:p><text:s text:c="3"/>123.85</text:p>
          </table:table-cell>
          <table:table-cell table:style-name="ce213" office:value-type="float" office:value="2.87" calcext:value-type="float">
            <text:p><text:s text:c="3"/>2.87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5">
          <table:table-cell table:style-name="ce238" office:value-type="string" calcext:value-type="string">
            <text:p>雲林縣</text:p>
          </table:table-cell>
          <table:table-cell table:style-name="ce250" office:value-type="float" office:value="1290.8326" calcext:value-type="float">
            <text:p><text:s text:c="3"/>1,290.8326</text:p>
          </table:table-cell>
          <table:table-cell table:style-name="ce260" office:value-type="float" office:value="20" calcext:value-type="float">
            <text:p><text:s text:c="3"/>20</text:p>
          </table:table-cell>
          <table:table-cell table:style-name="ce266" office:value-type="float" office:value="388" calcext:value-type="float">
            <text:p><text:s text:c="3"/>388</text:p>
          </table:table-cell>
          <table:table-cell table:style-name="ce266" office:value-type="float" office:value="6405" calcext:value-type="float">
            <text:p><text:s text:c="3"/>6,405</text:p>
          </table:table-cell>
          <table:table-cell table:style-name="ce266" office:value-type="float" office:value="238418" calcext:value-type="float">
            <text:p><text:s text:c="3"/>238,418</text:p>
          </table:table-cell>
          <table:table-cell table:style-name="ce270" office:value-type="float" office:value="698753" calcext:value-type="float">
            <text:p><text:s text:c="3"/>698,753</text:p>
          </table:table-cell>
          <table:table-cell table:style-name="ce266" office:value-type="float" office:value="363341" calcext:value-type="float">
            <text:p><text:s text:c="3"/>363,341</text:p>
          </table:table-cell>
          <table:table-cell table:style-name="ce266" office:value-type="float" office:value="335412" calcext:value-type="float">
            <text:p><text:s text:c="3"/>335,412</text:p>
          </table:table-cell>
          <table:table-cell table:style-name="ce213" office:value-type="float" office:value="108.33" calcext:value-type="float">
            <text:p><text:s text:c="3"/>108.33</text:p>
          </table:table-cell>
          <table:table-cell table:style-name="ce213" office:value-type="float" office:value="541.319610304233" calcext:value-type="float">
            <text:p><text:s text:c="3"/>541.32</text:p>
          </table:table-cell>
          <table:table-cell table:style-name="ce213" office:value-type="float" office:value="2.93" calcext:value-type="float">
            <text:p><text:s text:c="3"/>2.93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5">
          <table:table-cell table:style-name="ce238" office:value-type="string" calcext:value-type="string">
            <text:p>嘉義縣</text:p>
          </table:table-cell>
          <table:table-cell table:style-name="ce250" office:value-type="float" office:value="1903.6367" calcext:value-type="float">
            <text:p><text:s text:c="3"/>1,903.6367</text:p>
          </table:table-cell>
          <table:table-cell table:style-name="ce260" office:value-type="float" office:value="18" calcext:value-type="float">
            <text:p><text:s text:c="3"/>18</text:p>
          </table:table-cell>
          <table:table-cell table:style-name="ce266" office:value-type="float" office:value="357" calcext:value-type="float">
            <text:p><text:s text:c="3"/>357</text:p>
          </table:table-cell>
          <table:table-cell table:style-name="ce266" office:value-type="float" office:value="5313" calcext:value-type="float">
            <text:p><text:s text:c="3"/>5,313</text:p>
          </table:table-cell>
          <table:table-cell table:style-name="ce266" office:value-type="float" office:value="181964" calcext:value-type="float">
            <text:p><text:s text:c="3"/>181,964</text:p>
          </table:table-cell>
          <table:table-cell table:style-name="ce270" office:value-type="float" office:value="519045" calcext:value-type="float">
            <text:p><text:s text:c="3"/>519,045</text:p>
          </table:table-cell>
          <table:table-cell table:style-name="ce266" office:value-type="float" office:value="270248" calcext:value-type="float">
            <text:p><text:s text:c="3"/>270,248</text:p>
          </table:table-cell>
          <table:table-cell table:style-name="ce266" office:value-type="float" office:value="248797" calcext:value-type="float">
            <text:p><text:s text:c="3"/>248,797</text:p>
          </table:table-cell>
          <table:table-cell table:style-name="ce213" office:value-type="float" office:value="108.62" calcext:value-type="float">
            <text:p><text:s text:c="3"/>108.62</text:p>
          </table:table-cell>
          <table:table-cell table:style-name="ce213" office:value-type="float" office:value="272.659693942652" calcext:value-type="float">
            <text:p><text:s text:c="3"/>272.66</text:p>
          </table:table-cell>
          <table:table-cell table:style-name="ce213" office:value-type="float" office:value="2.85" calcext:value-type="float">
            <text:p><text:s text:c="3"/>2.85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5">
          <table:table-cell table:style-name="ce238" office:value-type="string" calcext:value-type="string">
            <text:p>屏東縣</text:p>
          </table:table-cell>
          <table:table-cell table:style-name="ce250" office:value-type="float" office:value="2775.6003" calcext:value-type="float">
            <text:p><text:s text:c="3"/>2,775.6003</text:p>
          </table:table-cell>
          <table:table-cell table:style-name="ce260" office:value-type="float" office:value="33" calcext:value-type="float">
            <text:p><text:s text:c="3"/>33</text:p>
          </table:table-cell>
          <table:table-cell table:style-name="ce266" office:value-type="float" office:value="464" calcext:value-type="float">
            <text:p><text:s text:c="3"/>464</text:p>
          </table:table-cell>
          <table:table-cell table:style-name="ce266" office:value-type="float" office:value="7428" calcext:value-type="float">
            <text:p><text:s text:c="3"/>7,428</text:p>
          </table:table-cell>
          <table:table-cell table:style-name="ce266" office:value-type="float" office:value="284581" calcext:value-type="float">
            <text:p><text:s text:c="3"/>284,581</text:p>
          </table:table-cell>
          <table:table-cell table:style-name="ce270" office:value-type="float" office:value="840408" calcext:value-type="float">
            <text:p><text:s text:c="3"/>840,408</text:p>
          </table:table-cell>
          <table:table-cell table:style-name="ce266" office:value-type="float" office:value="430490" calcext:value-type="float">
            <text:p><text:s text:c="3"/>430,490</text:p>
          </table:table-cell>
          <table:table-cell table:style-name="ce266" office:value-type="float" office:value="409918" calcext:value-type="float">
            <text:p><text:s text:c="3"/>409,918</text:p>
          </table:table-cell>
          <table:table-cell table:style-name="ce213" office:value-type="float" office:value="105.02" calcext:value-type="float">
            <text:p><text:s text:c="3"/>105.02</text:p>
          </table:table-cell>
          <table:table-cell table:style-name="ce213" office:value-type="float" office:value="302.78423013573" calcext:value-type="float">
            <text:p><text:s text:c="3"/>302.78</text:p>
          </table:table-cell>
          <table:table-cell table:style-name="ce213" office:value-type="float" office:value="2.95" calcext:value-type="float">
            <text:p><text:s text:c="3"/>2.95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3">
          <table:table-cell table:style-name="ce238" office:value-type="string" calcext:value-type="string">
            <text:p>臺東縣</text:p>
          </table:table-cell>
          <table:table-cell table:style-name="ce250" office:value-type="float" office:value="3515.2526" calcext:value-type="float">
            <text:p><text:s text:c="3"/>3,515.2526</text:p>
          </table:table-cell>
          <table:table-cell table:style-name="ce260" office:value-type="float" office:value="16" calcext:value-type="float">
            <text:p><text:s text:c="3"/>16</text:p>
          </table:table-cell>
          <table:table-cell table:style-name="ce266" office:value-type="float" office:value="147" calcext:value-type="float">
            <text:p><text:s text:c="3"/>147</text:p>
          </table:table-cell>
          <table:table-cell table:style-name="ce266" office:value-type="float" office:value="2683" calcext:value-type="float">
            <text:p><text:s text:c="3"/>2,683</text:p>
          </table:table-cell>
          <table:table-cell table:style-name="ce266" office:value-type="float" office:value="82320" calcext:value-type="float">
            <text:p><text:s text:c="3"/>82,320</text:p>
          </table:table-cell>
          <table:table-cell table:style-name="ce270" office:value-type="float" office:value="222118" calcext:value-type="float">
            <text:p><text:s text:c="3"/>222,118</text:p>
          </table:table-cell>
          <table:table-cell table:style-name="ce266" office:value-type="float" office:value="115000" calcext:value-type="float">
            <text:p><text:s text:c="3"/>115,000</text:p>
          </table:table-cell>
          <table:table-cell table:style-name="ce266" office:value-type="float" office:value="107118" calcext:value-type="float">
            <text:p><text:s text:c="3"/>107,118</text:p>
          </table:table-cell>
          <table:table-cell table:style-name="ce213" office:value-type="float" office:value="107.36" calcext:value-type="float">
            <text:p><text:s text:c="3"/>107.36</text:p>
          </table:table-cell>
          <table:table-cell table:style-name="ce213" office:value-type="float" office:value="63.1869243194643" calcext:value-type="float">
            <text:p><text:s text:c="3"/>63.19</text:p>
          </table:table-cell>
          <table:table-cell table:style-name="ce213" office:value-type="float" office:value="2.7" calcext:value-type="float">
            <text:p><text:s text:c="3"/>2.70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4">
          <table:table-cell table:style-name="ce238" office:value-type="string" calcext:value-type="string">
            <text:p>花蓮縣</text:p>
          </table:table-cell>
          <table:table-cell table:style-name="ce250" office:value-type="float" office:value="4628.5714" calcext:value-type="float">
            <text:p><text:s text:c="3"/>4,628.5714</text:p>
          </table:table-cell>
          <table:table-cell table:style-name="ce260" office:value-type="float" office:value="13" calcext:value-type="float">
            <text:p><text:s text:c="3"/>13</text:p>
          </table:table-cell>
          <table:table-cell table:style-name="ce266" office:value-type="float" office:value="177" calcext:value-type="float">
            <text:p><text:s text:c="3"/>177</text:p>
          </table:table-cell>
          <table:table-cell table:style-name="ce266" office:value-type="float" office:value="3592" calcext:value-type="float">
            <text:p><text:s text:c="3"/>3,592</text:p>
          </table:table-cell>
          <table:table-cell table:style-name="ce266" office:value-type="float" office:value="124880" calcext:value-type="float">
            <text:p><text:s text:c="3"/>124,880</text:p>
          </table:table-cell>
          <table:table-cell table:style-name="ce270" office:value-type="float" office:value="331801" calcext:value-type="float">
            <text:p><text:s text:c="3"/>331,801</text:p>
          </table:table-cell>
          <table:table-cell table:style-name="ce266" office:value-type="float" office:value="169166" calcext:value-type="float">
            <text:p><text:s text:c="3"/>169,166</text:p>
          </table:table-cell>
          <table:table-cell table:style-name="ce266" office:value-type="float" office:value="162635" calcext:value-type="float">
            <text:p><text:s text:c="3"/>162,635</text:p>
          </table:table-cell>
          <table:table-cell table:style-name="ce213" office:value-type="float" office:value="104.02" calcext:value-type="float">
            <text:p><text:s text:c="3"/>104.02</text:p>
          </table:table-cell>
          <table:table-cell table:style-name="ce213" office:value-type="float" office:value="71.6854016770704" calcext:value-type="float">
            <text:p><text:s text:c="3"/>71.69</text:p>
          </table:table-cell>
          <table:table-cell table:style-name="ce213" office:value-type="float" office:value="2.66" calcext:value-type="float">
            <text:p><text:s text:c="3"/>2.66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4">
          <table:table-cell table:style-name="ce238" office:value-type="string" calcext:value-type="string">
            <text:p>澎湖縣</text:p>
          </table:table-cell>
          <table:table-cell table:style-name="ce250" office:value-type="float" office:value="126.8641" calcext:value-type="float">
            <text:p><text:s text:c="3"/>126.8641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6" office:value-type="float" office:value="96" calcext:value-type="float">
            <text:p><text:s text:c="3"/>96</text:p>
          </table:table-cell>
          <table:table-cell table:style-name="ce266" office:value-type="float" office:value="1388" calcext:value-type="float">
            <text:p><text:s text:c="3"/>1,388</text:p>
          </table:table-cell>
          <table:table-cell table:style-name="ce266" office:value-type="float" office:value="38623" calcext:value-type="float">
            <text:p><text:s text:c="3"/>38,623</text:p>
          </table:table-cell>
          <table:table-cell table:style-name="ce270" office:value-type="float" office:value="102336" calcext:value-type="float">
            <text:p><text:s text:c="3"/>102,336</text:p>
          </table:table-cell>
          <table:table-cell table:style-name="ce266" office:value-type="float" office:value="52775" calcext:value-type="float">
            <text:p><text:s text:c="3"/>52,775</text:p>
          </table:table-cell>
          <table:table-cell table:style-name="ce266" office:value-type="float" office:value="49561" calcext:value-type="float">
            <text:p><text:s text:c="3"/>49,561</text:p>
          </table:table-cell>
          <table:table-cell table:style-name="ce213" office:value-type="float" office:value="106.48" calcext:value-type="float">
            <text:p><text:s text:c="3"/>106.48</text:p>
          </table:table-cell>
          <table:table-cell table:style-name="ce213" office:value-type="float" office:value="806.658463663085" calcext:value-type="float">
            <text:p><text:s text:c="3"/>806.66</text:p>
          </table:table-cell>
          <table:table-cell table:style-name="ce213" office:value-type="float" office:value="2.65" calcext:value-type="float">
            <text:p><text:s text:c="3"/>2.65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1">
          <table:table-cell table:style-name="ce238" office:value-type="string" calcext:value-type="string">
            <text:p>基隆市</text:p>
          </table:table-cell>
          <table:table-cell table:style-name="ce250" office:value-type="float" office:value="132.7589" calcext:value-type="float">
            <text:p><text:s text:c="3"/>132.7589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6" office:value-type="float" office:value="157" calcext:value-type="float">
            <text:p><text:s text:c="3"/>157</text:p>
          </table:table-cell>
          <table:table-cell table:style-name="ce266" office:value-type="float" office:value="3310" calcext:value-type="float">
            <text:p><text:s text:c="3"/>3,310</text:p>
          </table:table-cell>
          <table:table-cell table:style-name="ce266" office:value-type="float" office:value="150884" calcext:value-type="float">
            <text:p><text:s text:c="3"/>150,884</text:p>
          </table:table-cell>
          <table:table-cell table:style-name="ce270" office:value-type="float" office:value="371914" calcext:value-type="float">
            <text:p><text:s text:c="3"/>371,914</text:p>
          </table:table-cell>
          <table:table-cell table:style-name="ce266" office:value-type="float" office:value="186802" calcext:value-type="float">
            <text:p><text:s text:c="3"/>186,802</text:p>
          </table:table-cell>
          <table:table-cell table:style-name="ce266" office:value-type="float" office:value="185112" calcext:value-type="float">
            <text:p><text:s text:c="3"/>185,112</text:p>
          </table:table-cell>
          <table:table-cell table:style-name="ce213" office:value-type="float" office:value="100.91" calcext:value-type="float">
            <text:p><text:s text:c="3"/>100.91</text:p>
          </table:table-cell>
          <table:table-cell table:style-name="ce213" office:value-type="float" office:value="2801.42423596459" calcext:value-type="float">
            <text:p><text:s text:c="3"/>2,801.42</text:p>
          </table:table-cell>
          <table:table-cell table:style-name="ce213" office:value-type="float" office:value="2.46" calcext:value-type="float">
            <text:p><text:s text:c="3"/>2.46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4">
          <table:table-cell table:style-name="ce238" office:value-type="string" calcext:value-type="string">
            <text:p>新竹市</text:p>
          </table:table-cell>
          <table:table-cell table:style-name="ce250" office:value-type="float" office:value="104.1526" calcext:value-type="float">
            <text:p><text:s text:c="3"/>104.1526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66" office:value-type="float" office:value="122" calcext:value-type="float">
            <text:p><text:s text:c="3"/>122</text:p>
          </table:table-cell>
          <table:table-cell table:style-name="ce266" office:value-type="float" office:value="2185" calcext:value-type="float">
            <text:p><text:s text:c="3"/>2,185</text:p>
          </table:table-cell>
          <table:table-cell table:style-name="ce266" office:value-type="float" office:value="157681" calcext:value-type="float">
            <text:p><text:s text:c="3"/>157,681</text:p>
          </table:table-cell>
          <table:table-cell table:style-name="ce270" office:value-type="float" office:value="434279" calcext:value-type="float">
            <text:p><text:s text:c="3"/>434,279</text:p>
          </table:table-cell>
          <table:table-cell table:style-name="ce266" office:value-type="float" office:value="214843" calcext:value-type="float">
            <text:p><text:s text:c="3"/>214,843</text:p>
          </table:table-cell>
          <table:table-cell table:style-name="ce266" office:value-type="float" office:value="219436" calcext:value-type="float">
            <text:p><text:s text:c="3"/>219,436</text:p>
          </table:table-cell>
          <table:table-cell table:style-name="ce213" office:value-type="float" office:value="97.91" calcext:value-type="float">
            <text:p><text:s text:c="3"/>97.91</text:p>
          </table:table-cell>
          <table:table-cell table:style-name="ce213" office:value-type="float" office:value="4169.64146838389" calcext:value-type="float">
            <text:p><text:s text:c="3"/>4,169.64</text:p>
          </table:table-cell>
          <table:table-cell table:style-name="ce213" office:value-type="float" office:value="2.75" calcext:value-type="float">
            <text:p><text:s text:c="3"/>2.75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4">
          <table:table-cell table:style-name="ce238" office:value-type="string" calcext:value-type="string">
            <text:p>嘉義市</text:p>
          </table:table-cell>
          <table:table-cell table:style-name="ce250" office:value-type="float" office:value="60.0256" calcext:value-type="float">
            <text:p><text:s text:c="3"/>60.0256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6" office:value-type="float" office:value="84" calcext:value-type="float">
            <text:p><text:s text:c="3"/>84</text:p>
          </table:table-cell>
          <table:table-cell table:style-name="ce266" office:value-type="float" office:value="1387" calcext:value-type="float">
            <text:p><text:s text:c="3"/>1,387</text:p>
          </table:table-cell>
          <table:table-cell table:style-name="ce266" office:value-type="float" office:value="98622" calcext:value-type="float">
            <text:p><text:s text:c="3"/>98,622</text:p>
          </table:table-cell>
          <table:table-cell table:style-name="ce270" office:value-type="float" office:value="270297" calcext:value-type="float">
            <text:p><text:s text:c="3"/>270,297</text:p>
          </table:table-cell>
          <table:table-cell table:style-name="ce266" office:value-type="float" office:value="131806" calcext:value-type="float">
            <text:p><text:s text:c="3"/>131,806</text:p>
          </table:table-cell>
          <table:table-cell table:style-name="ce266" office:value-type="float" office:value="138491" calcext:value-type="float">
            <text:p><text:s text:c="3"/>138,491</text:p>
          </table:table-cell>
          <table:table-cell table:style-name="ce213" office:value-type="float" office:value="95.17" calcext:value-type="float">
            <text:p><text:s text:c="3"/>95.17</text:p>
          </table:table-cell>
          <table:table-cell table:style-name="ce213" office:value-type="float" office:value="4503.02870775136" calcext:value-type="float">
            <text:p><text:s text:c="3"/>4,503.03</text:p>
          </table:table-cell>
          <table:table-cell table:style-name="ce213" office:value-type="float" office:value="2.74" calcext:value-type="float">
            <text:p><text:s text:c="3"/>2.74</text:p>
          </table:table-cell>
          <table:table-cell/>
          <table:table-cell table:style-name="ce275"/>
          <table:table-cell table:style-name="ce281"/>
          <table:table-cell table:style-name="ce284"/>
          <table:table-cell table:number-columns-repeated="1008"/>
        </table:table-row>
        <table:table-row table:style-name="ro22">
          <table:table-cell table:style-name="ce236" office:value-type="string" calcext:value-type="string">
            <text:p>福建省</text:p>
          </table:table-cell>
          <table:table-cell table:style-name="ce248" office:value-type="float" office:value="180.456" calcext:value-type="float">
            <text:p><text:s text:c="3"/>180.4560</text:p>
          </table:table-cell>
          <table:table-cell table:style-name="ce258" office:value-type="float" office:value="10" calcext:value-type="float">
            <text:p><text:s text:c="3"/>10</text:p>
          </table:table-cell>
          <table:table-cell table:style-name="ce267" office:value-type="float" office:value="59" calcext:value-type="float">
            <text:p><text:s text:c="3"/>59</text:p>
          </table:table-cell>
          <table:table-cell table:style-name="ce267" office:value-type="float" office:value="903" calcext:value-type="float">
            <text:p><text:s text:c="3"/>903</text:p>
          </table:table-cell>
          <table:table-cell table:style-name="ce267" office:value-type="float" office:value="41255" calcext:value-type="float">
            <text:p><text:s text:c="3"/>41,255</text:p>
          </table:table-cell>
          <table:table-cell table:style-name="ce183" office:value-type="float" office:value="145483" calcext:value-type="float">
            <text:p><text:s text:c="3"/>145,483</text:p>
          </table:table-cell>
          <table:table-cell table:style-name="ce267" office:value-type="float" office:value="73828" calcext:value-type="float">
            <text:p><text:s text:c="3"/>73,828</text:p>
          </table:table-cell>
          <table:table-cell table:style-name="ce267" office:value-type="float" office:value="71655" calcext:value-type="float">
            <text:p><text:s text:c="3"/>71,655</text:p>
          </table:table-cell>
          <table:table-cell table:style-name="ce207" office:value-type="float" office:value="103.03" calcext:value-type="float">
            <text:p><text:s text:c="3"/>103.03</text:p>
          </table:table-cell>
          <table:table-cell table:style-name="ce207" office:value-type="float" office:value="806.196524360509" calcext:value-type="float">
            <text:p><text:s text:c="3"/>806.20</text:p>
          </table:table-cell>
          <table:table-cell table:style-name="ce207" office:value-type="float" office:value="3.53" calcext:value-type="float">
            <text:p><text:s text:c="3"/>3.53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4">
          <table:table-cell table:style-name="ce238" office:value-type="string" calcext:value-type="string">
            <text:p>金門縣</text:p>
          </table:table-cell>
          <table:table-cell table:style-name="ce250" office:value-type="float" office:value="151.656" calcext:value-type="float">
            <text:p><text:s text:c="3"/>151.6560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6" office:value-type="float" office:value="37" calcext:value-type="float">
            <text:p><text:s text:c="3"/>37</text:p>
          </table:table-cell>
          <table:table-cell table:style-name="ce266" office:value-type="float" office:value="767" calcext:value-type="float">
            <text:p><text:s text:c="3"/>767</text:p>
          </table:table-cell>
          <table:table-cell table:style-name="ce266" office:value-type="float" office:value="38673" calcext:value-type="float">
            <text:p><text:s text:c="3"/>38,673</text:p>
          </table:table-cell>
          <table:table-cell table:style-name="ce270" office:value-type="float" office:value="132960" calcext:value-type="float">
            <text:p><text:s text:c="3"/>132,960</text:p>
          </table:table-cell>
          <table:table-cell table:style-name="ce266" office:value-type="float" office:value="66659" calcext:value-type="float">
            <text:p><text:s text:c="3"/>66,659</text:p>
          </table:table-cell>
          <table:table-cell table:style-name="ce266" office:value-type="float" office:value="66301" calcext:value-type="float">
            <text:p><text:s text:c="3"/>66,301</text:p>
          </table:table-cell>
          <table:table-cell table:style-name="ce213" office:value-type="float" office:value="100.54" calcext:value-type="float">
            <text:p><text:s text:c="3"/>100.54</text:p>
          </table:table-cell>
          <table:table-cell table:style-name="ce213" office:value-type="float" office:value="876.721000158253" calcext:value-type="float">
            <text:p><text:s text:c="3"/>876.72</text:p>
          </table:table-cell>
          <table:table-cell table:style-name="ce213" office:value-type="float" office:value="3.44" calcext:value-type="float">
            <text:p><text:s text:c="3"/>3.44</text:p>
          </table:table-cell>
          <table:table-cell/>
          <table:table-cell table:style-name="ce277"/>
          <table:table-cell table:style-name="ce282"/>
          <table:table-cell table:style-name="ce285"/>
          <table:table-cell table:number-columns-repeated="1008"/>
        </table:table-row>
        <table:table-row table:style-name="ro24">
          <table:table-cell table:style-name="ce238" office:value-type="string" calcext:value-type="string">
            <text:p>連江縣</text:p>
          </table:table-cell>
          <table:table-cell table:style-name="ce250" office:value-type="float" office:value="28.8" calcext:value-type="float">
            <text:p><text:s text:c="3"/>28.8000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6" office:value-type="float" office:value="22" calcext:value-type="float">
            <text:p><text:s text:c="3"/>22</text:p>
          </table:table-cell>
          <table:table-cell table:style-name="ce266" office:value-type="float" office:value="136" calcext:value-type="float">
            <text:p><text:s text:c="3"/>136</text:p>
          </table:table-cell>
          <table:table-cell table:style-name="ce266" office:value-type="float" office:value="2582" calcext:value-type="float">
            <text:p><text:s text:c="3"/>2,582</text:p>
          </table:table-cell>
          <table:table-cell table:style-name="ce270" office:value-type="float" office:value="12523" calcext:value-type="float">
            <text:p><text:s text:c="3"/>12,523</text:p>
          </table:table-cell>
          <table:table-cell table:style-name="ce266" office:value-type="float" office:value="7169" calcext:value-type="float">
            <text:p><text:s text:c="3"/>7,169</text:p>
          </table:table-cell>
          <table:table-cell table:style-name="ce266" office:value-type="float" office:value="5354" calcext:value-type="float">
            <text:p><text:s text:c="3"/>5,354</text:p>
          </table:table-cell>
          <table:table-cell table:style-name="ce213" office:value-type="float" office:value="133.9" calcext:value-type="float">
            <text:p><text:s text:c="3"/>133.90</text:p>
          </table:table-cell>
          <table:table-cell table:style-name="ce213" office:value-type="float" office:value="434.826388888889" calcext:value-type="float">
            <text:p><text:s text:c="3"/>434.83</text:p>
          </table:table-cell>
          <table:table-cell table:style-name="ce213" office:value-type="float" office:value="4.85" calcext:value-type="float">
            <text:p><text:s text:c="3"/>4.85</text:p>
          </table:table-cell>
          <table:table-cell/>
          <table:table-cell table:style-name="ce278"/>
          <table:table-cell table:style-name="ce280"/>
          <table:table-cell table:style-name="ce286"/>
          <table:table-cell table:number-columns-repeated="1008"/>
        </table:table-row>
        <table:table-row table:style-name="ro25">
          <table:table-cell table:style-name="ce239" office:value-type="string" calcext:value-type="string">
            <text:p>東沙群島</text:p>
          </table:table-cell>
          <table:table-cell table:style-name="ce251" office:value-type="float" office:value="2.38" calcext:value-type="float">
            <text:p><text:s text:c="3"/>2.3800</text:p>
          </table:table-cell>
          <table:table-cell table:number-columns-repeated="10" table:style-name="ce261" office:value-type="string" calcext:value-type="string">
            <text:p>…</text:p>
          </table:table-cell>
          <table:table-cell/>
          <table:table-cell table:style-name="ce278"/>
          <table:table-cell table:style-name="ce280"/>
          <table:table-cell table:style-name="ce287"/>
          <table:table-cell table:number-columns-repeated="1008"/>
        </table:table-row>
        <table:table-row table:style-name="ro24">
          <table:table-cell table:style-name="ce239" office:value-type="string" calcext:value-type="string">
            <text:p>南沙群島</text:p>
          </table:table-cell>
          <table:table-cell table:style-name="ce252" office:value-type="float" office:value="0.5045" calcext:value-type="float">
            <text:p><text:s text:c="3"/>0.5045</text:p>
          </table:table-cell>
          <table:table-cell table:style-name="ce262" office:value-type="string" calcext:value-type="string">
            <text:p>…</text:p>
          </table:table-cell>
          <table:table-cell table:number-columns-repeated="9" table:style-name="ce261" office:value-type="string" calcext:value-type="string">
            <text:p>…</text:p>
          </table:table-cell>
          <table:table-cell table:number-columns-repeated="1012"/>
        </table:table-row>
        <table:table-row table:style-name="ro26">
          <table:table-cell table:style-name="ce240"/>
          <table:table-cell table:style-name="ce253"/>
          <table:table-cell table:style-name="ce263"/>
          <table:table-cell table:style-name="ce268" table:number-columns-repeated="6"/>
          <table:table-cell table:style-name="ce271" table:number-columns-repeated="2"/>
          <table:table-cell table:style-name="ce273"/>
          <table:table-cell table:number-columns-repeated="244"/>
          <table:table-cell table:style-name="ce288" table:number-columns-repeated="768"/>
        </table:table-row>
        <table:table-row table:style-name="ro24">
          <table:table-cell table:style-name="ce160" office:value-type="string" calcext:value-type="string">
            <text:p><text:span text:style-name="T12"> </text:span><text:span text:style-name="T10">說明：1.本表村里數及鄰數係指設有戶籍之戶籍登記資料，非行政區域資料。</text:span></text:p>
          </table:table-cell>
          <table:table-cell table:style-name="ce180"/>
          <table:table-cell table:style-name="ce264"/>
          <table:table-cell table:style-name="ce190" table:number-columns-repeated="5"/>
          <table:table-cell/>
          <table:table-cell table:style-name="ce215"/>
          <table:table-cell table:style-name="ce222"/>
          <table:table-cell table:style-name="ce231" office:value-type="string" calcext:value-type="string">
            <text:p>內政部戶政司<text:span text:style-name="T13"> </text:span>民國<text:span text:style-name="T13">105</text:span>年<text:span text:style-name="T13">9</text:span>月<text:span text:style-name="T13">6</text:span>日修正<text:span text:style-name="T13">(</text:span>南沙群島土地面積<text:span text:style-name="T13">)</text:span></text:p>
          </table:table-cell>
          <table:table-cell table:style-name="ce274"/>
          <table:table-cell table:number-columns-repeated="1011"/>
        </table:table-row>
        <table:table-row table:style-name="ro17">
          <table:table-cell table:style-name="ce160" office:value-type="string" calcext:value-type="string">
            <text:p><text:s text:c="12"/>2.96年12月起，我國土地面積增列東沙群島(2.38平方公里)及南沙群島太平島(0.4896平方公里)，</text:p>
          </table:table-cell>
          <table:table-cell table:number-columns-repeated="1023"/>
        </table:table-row>
        <table:table-row table:style-name="ro17">
          <table:table-cell table:style-name="ce160" office:value-type="string" calcext:value-type="string">
            <text:p><text:s text:c="15"/>由高雄市代管；其設籍人口列於高雄市統計。</text:p>
          </table:table-cell>
          <table:table-cell table:number-columns-repeated="1023"/>
        </table:table-row>
        <table:table-row table:style-name="ro27">
          <table:table-cell table:style-name="ce164" office:value-type="string" calcext:value-type="string">
            <text:p><text:s text:c="12"/>3.104年12月南沙太平島交通基礎整建工程竣工，增加面積0.0149平方公里。</text:p>
          </table:table-cell>
          <table:table-cell table:number-columns-repeated="1023"/>
        </table:table-row>
        <table:table-row table:style-name="ro27">
          <table:table-cell table:style-name="ce241"/>
          <table:table-cell table:number-columns-repeated="1023"/>
        </table:table-row>
        <table:table-row table:style-name="ro17" table:number-rows-repeated="1048538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細明體" svg:font-family="細明體" style:font-family-generic="moder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0P0" style:volatile="true">
      <number:number number:decimal-places="0" loext:min-decimal-places="0" number:min-integer-digits="1"/>
      <number:text> </number:text>
    </number:number-style>
    <number:number-style style:name="N140P1" style:volatile="true">
      <number:text>-</number:text>
      <number:number number:decimal-places="0" loext:min-decimal-places="0" number:min-integer-digits="1"/>
      <number:text> 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loext:min-decimal-places="0" number:min-integer-digits="2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68P0" style:volatile="true">
      <number:number number:decimal-places="0" loext:min-decimal-places="0" number:min-integer-digits="1"/>
      <number:text> </number:text>
    </number:number-style>
    <number:number-style style:name="N168P1" style:volatile="true">
      <number:text> (</number:text>
      <number:number number:decimal-places="0" loext:min-decimal-places="0" number:min-integer-digits="1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">
      <number:number number:decimal-places="0" loext:min-decimal-places="0" number:min-integer-digits="1"/>
      <number:text> </number:text>
    </number:number-style>
    <number:number-style style:name="N138">
      <number:text>-</number:text>
      <number:number number:decimal-places="0" loext:min-decimal-places="0" number:min-integer-digits="1"/>
      <number:text> </number:text>
    </number:number-style>
    <number:number-style style:name="N139">
      <number:text> - </number:text>
    </number:number-style>
    <number:number-style style:name="N141"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</number:number-style>
    <number:number-style style:name="N143">
      <number:text> -</number:text>
      <number:number number:decimal-places="0" loext:min-decimal-places="0" number:min-integer-digits="2"/>
      <number:text> </number:text>
    </number:number-style>
    <number:number-style style:name="N145">
      <number:text>   －</number:text>
      <number:number number:decimal-places="2" loext:min-decimal-places="2" number:min-integer-digits="1" number:grouping="true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P1" style:volatile="true">
      <number:text>   －</number:text>
      <number:number number:decimal-places="2" loext:min-decimal-places="2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">
      <number:text>    </number:text>
      <number:number number:decimal-places="2" loext:min-decimal-places="2" number:min-integer-digits="1" number:grouping="true"/>
    </number:number-style>
    <number:number-style style:name="N148">
      <number:text>－   </number:text>
      <number:number number:decimal-places="2" loext:min-decimal-places="2" number:min-integer-digits="1" number:grouping="true"/>
    </number:number-style>
    <number:number-style style:name="N149">
      <number:text>—</number:text>
    </number:number-style>
    <number:number-style style:name="N150P0" style:volatile="true">
      <number:text>    </number:text>
      <number:number number:decimal-places="2" loext:min-decimal-places="2" number:min-integer-digits="1" number:grouping="true"/>
    </number:number-style>
    <number:number-style style:name="N150P1" style:volatile="true">
      <number:text>－   </number:text>
      <number:number number:decimal-places="2" loext:min-decimal-places="2" number:min-integer-digits="1" number:grouping="true"/>
    </number:number-style>
    <number:number-style style:name="N150P2" style:volatile="true">
      <number:text>—</number:text>
    </number:number-style>
    <number:text-style style:name="N150">
      <number:tex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P2" style:volatile="true">
      <number:text>—</number:text>
    </number:number-style>
    <number:text-style style:name="N151">
      <number:tex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2" loext:min-decimal-places="2" number:min-integer-digits="1"/>
      <number:text> </number:text>
    </number:number-style>
    <number:number-style style:name="N153">
      <number:text>   </number:text>
      <number:number number:decimal-places="2" loext:min-decimal-places="2" number:min-integer-digits="1" number:grouping="true"/>
    </number:number-style>
    <number:number-style style:name="N154">
      <number:text>－</number:text>
      <number:number number:decimal-places="2" loext:min-decimal-places="2" number:min-integer-digits="1" number:grouping="true"/>
    </number:number-style>
    <number:number-style style:name="N155P0" style:volatile="true">
      <number:text>   </number:text>
      <number:number number:decimal-places="2" loext:min-decimal-places="2" number:min-integer-digits="1" number:grouping="true"/>
    </number:number-style>
    <number:number-style style:name="N155P1" style:volatile="true">
      <number:text>－</number:text>
      <number:number number:decimal-places="2" loext:min-decimal-places="2" number:min-integer-digits="1" number:grouping="true"/>
    </number:number-style>
    <number:number-style style:name="N155P2" style:volatile="true">
      <number:text>—</number:text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text>   </number:text>
      <number:number number:decimal-places="0" loext:min-decimal-places="0" number:min-integer-digits="1" number:grouping="true"/>
    </number:number-style>
    <number:number-style style:name="N157">
      <number:text>－</number:text>
      <number:number number:decimal-places="0" loext:min-decimal-places="0" number:min-integer-digits="1" number:grouping="true"/>
    </number:number-style>
    <number:number-style style:name="N158P0" style:volatile="true">
      <number:text>   </number:text>
      <number:number number:decimal-places="0" loext:min-decimal-places="0" number:min-integer-digits="1" number:grouping="true"/>
    </number:number-style>
    <number:number-style style:name="N158P1" style:volatile="true">
      <number:text>－</number:text>
      <number:number number:decimal-places="0" loext:min-decimal-places="0" number:min-integer-digits="1" number:grouping="true"/>
    </number:number-style>
    <number:number-style style:name="N158P2" style:volatile="true">
      <number:text>—</number:text>
    </number:number-style>
    <number:text-style style:name="N158">
      <number:tex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text>   </number:text>
      <number:number number:decimal-places="4" loext:min-decimal-places="4" number:min-integer-digits="1" number:grouping="true"/>
    </number:number-style>
    <number:number-style style:name="N160">
      <number:text>－</number:text>
      <number:number number:decimal-places="4" loext:min-decimal-places="4" number:min-integer-digits="1" number:grouping="true"/>
    </number:number-style>
    <number:number-style style:name="N161P0" style:volatile="true">
      <number:text>   </number:text>
      <number:number number:decimal-places="4" loext:min-decimal-places="4" number:min-integer-digits="1" number:grouping="true"/>
    </number:number-style>
    <number:number-style style:name="N161P1" style:volatile="true">
      <number:text>－</number:text>
      <number:number number:decimal-places="4" loext:min-decimal-places="4" number:min-integer-digits="1" number:grouping="true"/>
    </number:number-style>
    <number:number-style style:name="N161P2" style:volatile="true">
      <number:text>—</number:text>
    </number:number-style>
    <number:text-style style:name="N161">
      <number:tex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     －</number:text>
      <number:number number:decimal-places="2" loext:min-decimal-places="2" number:min-integer-digits="1" number:grouping="true"/>
    </number:number-style>
    <number:number-style style:name="N163P0" style:volatile="true">
      <number:text>   </number:text>
      <number:number number:decimal-places="2" loext:min-decimal-places="2" number:min-integer-digits="1" number:grouping="true"/>
    </number:number-style>
    <number:number-style style:name="N163P1" style:volatile="true">
      <number:text>     －</number:text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number number:decimal-places="0" loext:min-decimal-places="0" number:min-integer-digits="1" number:grouping="true"/>
    </number:number-style>
    <number:number-style style:name="N164P1" style:volatile="true">
      <number:text>－</number:text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">
      <number:text>–</number:text>
      <number:number number:decimal-places="0" loext:min-decimal-places="0" number:min-integer-digits="1"/>
      <number:text> </number:text>
    </number:number-style>
    <number:number-style style:name="N166P0" style:volatile="true">
      <number:number number:decimal-places="0" loext:min-decimal-places="0" number:min-integer-digits="1"/>
      <number:text> </number:text>
    </number:number-style>
    <number:number-style style:name="N166P1" style:volatile="true">
      <number:text>–</number:text>
      <number:number number:decimal-places="0" loext:min-decimal-places="0" number:min-integer-digits="1"/>
      <number:text> </number:text>
    </number:number-style>
    <number:number-style style:name="N166">
      <number:text>— </number:text>
      <style:map style:condition="value()&gt;0" style:apply-style-name="N166P0"/>
      <style:map style:condition="value()&lt;0" style:apply-style-name="N166P1"/>
    </number:number-style>
    <number:number-style style:name="N167">
      <number:text> (</number:text>
      <number:number number:decimal-places="0" loext:min-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結婚" style:display-name="一般_結婚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4"/>
    <style:style style:name="千分位_5b_0_5d_" style:display-name="千分位[0]" style:family="table-cell" style:parent-style-name="Default" style:data-style-name="N140"/>
    <style:style style:name="千分位_5b_0_5d__5f_96-09" style:display-name="千分位[0]_96-09" style:family="table-cell" style:parent-style-name="Default" style:data-style-name="N16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1.01mm" fo:margin-bottom="0mm" fo:margin-left="14.99mm" fo:margin-right="14.99mm" style:print-page-order="ttb" style:first-page-number="continue" style:scale-to="68%" style:table-centering="horizontal" style:print="charts drawings objects"/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4.99mm" fo:margin-right="14.99mm" style:print-page-order="ttb" style:first-page-number="continue" style:scale-to="76%" style:table-centering="horizontal" style:print="charts drawings objects"/>
      <style:header-style>
        <style:header-footer-properties fo:min-height="13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09-06T09:35:16Z</meta:creation-date>
    <dc:date>2016-09-06T18:29:09.350000000</dc:date>
    <meta:editing-duration>PT1M9S</meta:editing-duration>
    <meta:editing-cycles>1</meta:editing-cycles>
    <meta:document-statistic meta:table-count="2" meta:cell-count="777" meta:object-count="0"/>
  </office:meta>
</office:document-meta>
</file>